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07.29pt"/>
    </style:style>
    <style:style style:name="co14" style:family="table-column">
      <style:table-column-properties fo:break-before="auto" style:column-width="211.95pt"/>
    </style:style>
    <style:style style:name="co11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1.94pt"/>
    </style:style>
    <style:style style:name="co16" style:family="table-column">
      <style:table-column-properties fo:break-before="auto" style:column-width="115.94pt"/>
    </style:style>
    <style:style style:name="co17" style:family="table-column">
      <style:table-column-properties fo:break-before="auto" style:column-width="64.66pt"/>
    </style:style>
    <style:style style:name="co18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23.84pt"/>
    </style:style>
    <style:style style:name="co9" style:family="table-column">
      <style:table-column-properties fo:break-before="auto" style:column-width="187.06pt"/>
    </style:style>
    <style:style style:name="co10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43.91pt"/>
    </style:style>
    <style:style style:name="co19" style:family="table-column">
      <style:table-column-properties fo:break-before="auto" style:column-width="16.64pt"/>
    </style:style>
    <style:style style:name="co20" style:family="table-column">
      <style:table-column-properties fo:break-before="auto" style:column-width="14.4pt"/>
    </style:style>
    <style:style style:name="co21" style:family="table-column">
      <style:table-column-properties fo:break-before="auto" style:column-width="89.74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5.19pt"/>
    </style:style>
    <style:style style:name="co24" style:family="table-column">
      <style:table-column-properties fo:break-before="auto" style:column-width="73.3pt"/>
    </style:style>
    <style:style style:name="co25" style:family="table-column">
      <style:table-column-properties fo:break-before="auto" style:column-width="102.3pt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11pt" fo:break-before="auto" style:use-optimal-row-height="true"/>
    </style:style>
    <style:style style:name="ro6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40.56pt" fo:break-before="auto" style:use-optimal-row-height="true"/>
    </style:style>
    <style:style style:name="ro7" style:family="table-row">
      <style:table-row-properties style:row-height="11.59pt" fo:break-before="auto" style:use-optimal-row-height="true"/>
    </style:style>
    <style:style style:name="ro8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1" style:family="table-cell" style:parent-style-name="Default" style:data-style-name="N50">
      <style:text-properties style:text-position=""/>
    </style:style>
    <style:style style:name="ce12" style:family="table-cell" style:parent-style-name="Default">
      <style:text-properties style:text-position="" style:font-name="Arial" style:font-name-asian="Arial Unicode MS" style:font-name-complex="Arial Unicode MS"/>
    </style:style>
    <style:style style:name="ce3" style:family="table-cell" style:parent-style-name="Default">
      <style:text-properties style:font-name="Arial" fo:font-size="9pt" style:font-name-asian="Arial" style:font-size-asian="9pt" style:font-size-complex="9pt"/>
    </style:style>
    <style:style style:name="ce4" style:family="table-cell" style:parent-style-name="Default">
      <style:text-properties style:font-name="Arial" fo:font-size="9pt" style:font-name-asian="Arial" style:font-size-asian="9pt" style:font-name-complex="Arial Unicode MS" style:font-size-complex="9pt"/>
    </style:style>
    <style:style style:name="ce5" style:family="table-cell" style:parent-style-name="Default" style:data-style-name="N11">
      <style:text-properties style:font-name="Arial" fo:font-size="9pt" style:font-name-asian="Arial" style:font-size-asian="9pt" style:font-size-complex="9pt"/>
    </style:style>
    <style:style style:name="ce6" style:family="table-cell" style:parent-style-name="Default" style:data-style-name="N1">
      <style:text-properties style:font-name="Arial" fo:font-size="9pt" style:font-name-asian="Arial" style:font-size-asian="9pt" style:font-size-complex="9pt"/>
    </style:style>
    <style:style style:name="ce7" style:family="table-cell" style:parent-style-name="Default" style:data-style-name="N122">
      <style:text-properties style:font-name="Arial" fo:font-size="9pt" style:font-name-asian="Arial" style:font-size-asian="9pt" style:font-name-complex="Arial Unicode MS" style:font-size-complex="9pt"/>
    </style:style>
    <style:style style:name="ce8" style:family="table-cell" style:parent-style-name="Default" style:data-style-name="N10011"/>
    <style:style style:name="ce9" style:family="table-cell" style:parent-style-name="Default" style:data-style-name="N122"/>
    <style:style style:name="ce10" style:family="table-cell" style:parent-style-name="Default" style:data-style-name="N11"/>
    <style:style style:name="ce13" style:family="table-cell" style:parent-style-name="Default" style:data-style-name="N41"/>
    <style:style style:name="ce14" style:family="table-cell" style:parent-style-name="Default" style:data-style-name="N0"/>
    <style:style style:name="ce15" style:family="table-cell" style:parent-style-name="Default" style:data-style-name="N50"/>
    <style:style style:name="ce16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fo:color="#cc7832" style:font-name="Menlo" fo:font-size="12pt" fo:font-style="normal" fo:font-weight="normal" style:font-name-asian="Menlo" style:font-size-asian="12pt" style:font-style-asian="normal" style:font-weight-asian="normal" style:font-name-complex="Menlo" style:font-size-complex="12pt" style:font-style-complex="normal" style:font-weight-complex="normal"/>
    </style:style>
    <style:style style:name="T2" style:family="text">
      <style:text-properties fo:color="#6a8759" style:font-name="Menlo" fo:font-size="12pt" fo:font-style="normal" fo:font-weight="normal" style:font-name-asian="Menlo" style:font-size-asian="12pt" style:font-style-asian="normal" style:font-weight-asian="normal" style:font-name-complex="Menlo" style:font-size-complex="12pt" style:font-style-complex="normal" style:font-weight-complex="normal"/>
    </style:style>
    <style:style style:name="T3" style:family="text">
      <style:text-properties fo:color="#cc7832" style:font-name="Menlo" fo:font-size="12pt" fo:font-style="normal" fo:font-weight="normal" style:font-name-asian="Menlo" style:font-size-asian="12pt" style:font-style-asian="normal" style:font-weight-asian="normal" style:font-name-complex="Menlo" style:font-size-complex="12pt" style:font-style-complex="normal" style:font-weight-complex="normal"/>
    </style:style>
    <style:style style:name="T4" style:family="text">
      <style:text-properties style:font-name="Arial" style:font-name-asian="Arial Unicode MS" style:font-name-complex="Arial Unicode MS"/>
    </style:style>
    <style:style style:name="T5" style:family="text">
      <style:text-properties fo:color="#cc7832"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6a8759"/>
    </style:style>
    <style:style style:name="T7" style:family="text">
      <style:text-properties style:font-name="Menlo" fo:font-size="12pt" fo:font-weight="normal" fo:font-style="normal" style:font-name-asian="Menlo" style:font-name-complex="Menlo" style:font-size-asian="12pt" style:font-size-complex="12pt" style:font-weight-asian="normal" style:font-weight-complex="normal" style:font-style-asian="normal" style:font-style-complex="normal" fo:color="#cc7832"/>
    </style:style>
    <style:style style:name="T8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明细" table:style-name="ta1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上级事情</text:p>
          </table:table-cell>
          <table:table-cell office:value-type="string" calcext:value-type="string">
            <text:p>进度</text:p>
          </table:table-cell>
          <table:table-cell office:value-type="string" calcext:value-type="string">
            <text:p>子模块数</text:p>
          </table:table-cell>
          <table:table-cell office:value-type="string" calcext:value-type="string">
            <text:p>子模块完成量</text:p>
          </table:table-cell>
          <table:table-cell office:value-type="string" calcext:value-type="string">
            <text:p>预计结束时间</text:p>
          </table:table-cell>
          <table:table-cell office:value-type="string" calcext:value-type="string">
            <text:p>备注</text:p>
          </table:table-cell>
          <table:table-cell table:formula="of:=MAX([.A1:.A3701])" office:value-type="float" office:value="4" calcext:value-type="float">
            <text:p>4</text:p>
          </table:table-cell>
          <table:table-cell table:style-name="ce7" table:formula="of:=[汇总.B4]" office:value-type="date" office:date-value="2017-04-26" calcext:value-type="date">
            <text:p>2017／4／26</text:p>
          </table:table-cell>
          <table:table-cell table:style-name="ce7" table:formula="of:=IF([.D2]&lt;&gt;&quot;&quot;;[.J$1]+(NOW()-[.J$1])*(1/[.D2]);&quot;&quot;)" office:value-type="date" office:date-value="2017-05-27T20:31:55.886718" calcext:value-type="date">
            <text:p>2017／5／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VP</text:p>
          </table:table-cell>
          <table:table-cell/>
          <table:table-cell table:style-name="ce5" table:formula="of:=IF(OR([.E2]=0;[.F2]=0);&quot;&quot;;[.F2]/[.E2])" office:value-type="percentage" office:value="0.611111111111111" calcext:value-type="percentage">
            <text:p>61.11%</text:p>
          </table:table-cell>
          <table:table-cell table:style-name="ce6" table:formula="of:=IF([.A2]&lt;&gt;&quot;&quot;; COUNTIF([.$C$1:.$C$10000];CONCATENATE(&quot;=&quot;;[.A2]));0)" office:value-type="float" office:value="3" calcext:value-type="float">
            <text:p>3</text:p>
          </table:table-cell>
          <table:table-cell table:style-name="ce6" table:formula="of:=IF([.A2]&lt;&gt;&quot;&quot;;SUMIF([.$C$1:.$C$10000];CONCATENATE(&quot;=&quot;;[.A2]);[.$D$1:.$D$10000]);0)" office:value-type="float" office:value="1.83333333333333" calcext:value-type="float">
            <text:p>2</text:p>
          </table:table-cell>
          <table:table-cell table:style-name="ce7" table:formula="of:=IF([.D2]&lt;&gt;&quot;&quot;;[.J$1]+(NOW()-[.J$1])*(1/[.D2]);&quot;&quot;)" office:value-type="date" office:date-value="2017-05-27T20:31:55.886738" calcext:value-type="date">
            <text:p>2017／5／27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确定需求</text:p>
          </table:table-cell>
          <table:table-cell office:value-type="float" office:value="1" calcext:value-type="float">
            <text:p>1</text:p>
          </table:table-cell>
          <table:table-cell table:style-name="ce5" table:formula="of:=IF(OR([.E3]=0;[.F3]=0);&quot;&quot;;[.F3]/[.E3])" office:value-type="percentage" office:value="1" calcext:value-type="percentage">
            <text:p>100.00%</text:p>
          </table:table-cell>
          <table:table-cell table:style-name="ce6" table:formula="of:=IF([.A3]&lt;&gt;&quot;&quot;; COUNTIF([.$C$1:.$C$10000];CONCATENATE(&quot;=&quot;;[.A3]));0)" office:value-type="float" office:value="3" calcext:value-type="float">
            <text:p>3</text:p>
          </table:table-cell>
          <table:table-cell table:style-name="ce6" table:formula="of:=IF([.A3]&lt;&gt;&quot;&quot;;SUMIF([.$C$1:.$C$10000];CONCATENATE(&quot;=&quot;;[.A3]);[.$D$1:.$D$10000]);0)" office:value-type="float" office:value="3" calcext:value-type="float">
            <text:p>3</text:p>
          </table:table-cell>
          <table:table-cell table:style-name="ce7" table:formula="of:=IF([.D3]&lt;&gt;&quot;&quot;;[.J$1]+(NOW()-[.J$1])*(1/[.D3]);&quot;&quot;)" office:value-type="date" office:date-value="2017-05-15T11:12:50.825411" calcext:value-type="date">
            <text:p>2017／5／15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确定技术架构</text:p>
          </table:table-cell>
          <table:table-cell office:value-type="float" office:value="1" calcext:value-type="float">
            <text:p>1</text:p>
          </table:table-cell>
          <table:table-cell table:style-name="ce5" table:formula="of:=IF(OR([.E4]=0;[.F4]=0);&quot;&quot;;[.F4]/[.E4])" office:value-type="percentage" office:value="0.833333333333333" calcext:value-type="percentage">
            <text:p>83.33%</text:p>
          </table:table-cell>
          <table:table-cell table:style-name="ce6" table:formula="of:=IF([.A4]&lt;&gt;&quot;&quot;; COUNTIF([.$C$1:.$C$10000];CONCATENATE(&quot;=&quot;;[.A4]));0)" office:value-type="float" office:value="6" calcext:value-type="float">
            <text:p>6</text:p>
          </table:table-cell>
          <table:table-cell table:style-name="ce6" table:formula="of:=IF([.A4]&lt;&gt;&quot;&quot;;SUMIF([.$C$1:.$C$10000];CONCATENATE(&quot;=&quot;;[.A4]);[.$D$1:.$D$10000]);0)" office:value-type="float" office:value="5" calcext:value-type="float">
            <text:p>5</text:p>
          </table:table-cell>
          <table:table-cell table:style-name="ce7" table:formula="of:=IF([.D4]&lt;&gt;&quot;&quot;;[.J$1]+(NOW()-[.J$1])*(1/[.D4]);&quot;&quot;)" office:value-type="date" office:date-value="2017-05-19T08:39:24.990505" calcext:value-type="date">
            <text:p>2017／5／19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实现</text:p>
          </table:table-cell>
          <table:table-cell office:value-type="float" office:value="1" calcext:value-type="float">
            <text:p>1</text:p>
          </table:table-cell>
          <table:table-cell table:style-name="ce5" table:formula="of:=IF(OR([.E5]=0;[.F5]=0);&quot;&quot;;[.F5]/[.E5])">
            <text:p/>
          </table:table-cell>
          <table:table-cell table:style-name="ce6" table:formula="of:=IF([.A5]&lt;&gt;&quot;&quot;; COUNTIF([.$C$1:.$C$10000];CONCATENATE(&quot;=&quot;;[.A5]));0)" office:value-type="float" office:value="5" calcext:value-type="float">
            <text:p>5</text:p>
          </table:table-cell>
          <table:table-cell table:style-name="ce6" table:formula="of:=IF([.A5]&lt;&gt;&quot;&quot;;SUMIF([.$C$1:.$C$10000];CONCATENATE(&quot;=&quot;;[.A5]);[.$D$1:.$D$10000]);0)" office:value-type="float" office:value="0" calcext:value-type="float">
            <text:p>0</text:p>
          </table:table-cell>
          <table:table-cell table:style-name="ce7" table:formula="of:=IF([.D5]&lt;&gt;&quot;&quot;;[.J$1]+(NOW()-[.J$1])*(1/[.D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确定需求-确定需要解决问题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6]&lt;&gt;&quot;&quot;; COUNTIF([.$C$1:.$C$10000];CONCATENATE(&quot;=&quot;;[.A6]));0)" office:value-type="float" office:value="0" calcext:value-type="float">
            <text:p>0</text:p>
          </table:table-cell>
          <table:table-cell table:style-name="ce6" table:formula="of:=IF([.A6]&lt;&gt;&quot;&quot;;SUMIF([.$C$1:.$C$10000];CONCATENATE(&quot;=&quot;;[.A6]);[.$D$1:.$D$10000]);0)" office:value-type="float" office:value="0" calcext:value-type="float">
            <text:p>0</text:p>
          </table:table-cell>
          <table:table-cell table:style-name="ce7" table:formula="of:=IF([.D6]&lt;&gt;&quot;&quot;;[.J$1]+(NOW()-[.J$1])*(1/[.D6]);&quot;&quot;)" office:value-type="date" office:date-value="2017-05-15T11:12:50.826346" calcext:value-type="date">
            <text:p>2017／5／15</text:p>
          </table:table-cell>
          <table:table-cell table:style-name="ce7" office:value-type="string" calcext:value-type="string">
            <text:p>看到其他人都在做什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确定需求-确定基本思路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7]&lt;&gt;&quot;&quot;; COUNTIF([.$C$1:.$C$10000];CONCATENATE(&quot;=&quot;;[.A7]));0)" office:value-type="float" office:value="0" calcext:value-type="float">
            <text:p>0</text:p>
          </table:table-cell>
          <table:table-cell table:style-name="ce6" table:formula="of:=IF([.A7]&lt;&gt;&quot;&quot;;SUMIF([.$C$1:.$C$10000];CONCATENATE(&quot;=&quot;;[.A7]);[.$D$1:.$D$10000]);0)" office:value-type="float" office:value="0" calcext:value-type="float">
            <text:p>0</text:p>
          </table:table-cell>
          <table:table-cell table:style-name="ce7" table:formula="of:=IF([.D7]&lt;&gt;&quot;&quot;;[.J$1]+(NOW()-[.J$1])*(1/[.D7]);&quot;&quot;)" office:value-type="date" office:date-value="2017-05-15T11:12:50.826359" calcext:value-type="date">
            <text:p>2017／5／15</text:p>
          </table:table-cell>
          <table:table-cell table:style-name="ce7" office:value-type="string" calcext:value-type="string">
            <text:p>统计指定网站出现单词的频次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确定需求-期望的系统界面和操作流程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8]&lt;&gt;&quot;&quot;; COUNTIF([.$C$1:.$C$10000];CONCATENATE(&quot;=&quot;;[.A8]));0)" office:value-type="float" office:value="0" calcext:value-type="float">
            <text:p>0</text:p>
          </table:table-cell>
          <table:table-cell table:style-name="ce6" table:formula="of:=IF([.A8]&lt;&gt;&quot;&quot;;SUMIF([.$C$1:.$C$10000];CONCATENATE(&quot;=&quot;;[.A8]);[.$D$1:.$D$10000]);0)" office:value-type="float" office:value="0" calcext:value-type="float">
            <text:p>0</text:p>
          </table:table-cell>
          <table:table-cell table:style-name="ce7" table:formula="of:=IF([.D8]&lt;&gt;&quot;&quot;;[.J$1]+(NOW()-[.J$1])*(1/[.D8]);&quot;&quot;)" office:value-type="date" office:date-value="2017-05-15T11:12:50.826367" calcext:value-type="date">
            <text:p>2017／5／15</text:p>
          </table:table-cell>
          <table:table-cell table:style-name="ce7" office:value-type="string" calcext:value-type="string">
            <text:p>需要三个界面</text:p>
            <text:p>1、查看统计结果的界面</text:p>
            <text:p>2、配置统计网站地址和统计频率等信息的配置界面</text:p>
            <text:p>3、查看当前系统读取进度界面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确定技术架构-前后端是否要分开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9]&lt;&gt;&quot;&quot;; COUNTIF([.$C$1:.$C$10000];CONCATENATE(&quot;=&quot;;[.A9]));0)" office:value-type="float" office:value="0" calcext:value-type="float">
            <text:p>0</text:p>
          </table:table-cell>
          <table:table-cell table:style-name="ce6" table:formula="of:=IF([.A9]&lt;&gt;&quot;&quot;;SUMIF([.$C$1:.$C$10000];CONCATENATE(&quot;=&quot;;[.A9]);[.$D$1:.$D$10000]);0)" office:value-type="float" office:value="0" calcext:value-type="float">
            <text:p>0</text:p>
          </table:table-cell>
          <table:table-cell table:style-name="ce7" table:formula="of:=IF([.D9]&lt;&gt;&quot;&quot;;[.J$1]+(NOW()-[.J$1])*(1/[.D9]);&quot;&quot;)" office:value-type="date" office:date-value="2017-05-15T11:12:50.826374" calcext:value-type="date">
            <text:p>2017／5／15</text:p>
          </table:table-cell>
          <table:table-cell table:style-name="ce7" office:value-type="string" calcext:value-type="string">
            <text:p>不分开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确定技术架构-前端使用的架构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10]&lt;&gt;&quot;&quot;; COUNTIF([.$C$1:.$C$10000];CONCATENATE(&quot;=&quot;;[.A10]));0)" office:value-type="float" office:value="0" calcext:value-type="float">
            <text:p>0</text:p>
          </table:table-cell>
          <table:table-cell table:style-name="ce6" table:formula="of:=IF([.A10]&lt;&gt;&quot;&quot;;SUMIF([.$C$1:.$C$10000];CONCATENATE(&quot;=&quot;;[.A10]);[.$D$1:.$D$10000]);0)" office:value-type="float" office:value="0" calcext:value-type="float">
            <text:p>0</text:p>
          </table:table-cell>
          <table:table-cell table:style-name="ce7" table:formula="of:=IF([.D10]&lt;&gt;&quot;&quot;;[.J$1]+(NOW()-[.J$1])*(1/[.D10]);&quot;&quot;)" office:value-type="date" office:date-value="2017-05-15T11:12:50.827167" calcext:value-type="date">
            <text:p>2017／5／15</text:p>
          </table:table-cell>
          <table:table-cell table:style-name="ce7" office:value-type="string" calcext:value-type="string">
            <text:p>前端使用angular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确定技术架构-后端使用的架构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11]&lt;&gt;&quot;&quot;; COUNTIF([.$C$1:.$C$10000];CONCATENATE(&quot;=&quot;;[.A11]));0)" office:value-type="float" office:value="0" calcext:value-type="float">
            <text:p>0</text:p>
          </table:table-cell>
          <table:table-cell table:style-name="ce6" table:formula="of:=IF([.A11]&lt;&gt;&quot;&quot;;SUMIF([.$C$1:.$C$10000];CONCATENATE(&quot;=&quot;;[.A11]);[.$D$1:.$D$10000]);0)" office:value-type="float" office:value="0" calcext:value-type="float">
            <text:p>0</text:p>
          </table:table-cell>
          <table:table-cell table:style-name="ce7" table:formula="of:=IF([.D11]&lt;&gt;&quot;&quot;;[.J$1]+(NOW()-[.J$1])*(1/[.D11]);&quot;&quot;)" office:value-type="date" office:date-value="2017-05-15T11:12:50.827178" calcext:value-type="date">
            <text:p>2017／5／15</text:p>
          </table:table-cell>
          <table:table-cell table:style-name="ce7" office:value-type="string" calcext:value-type="string">
            <text:p>springboot+derby+elasticsearch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确定技术架构-使用的数据库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12]&lt;&gt;&quot;&quot;; COUNTIF([.$C$1:.$C$10000];CONCATENATE(&quot;=&quot;;[.A12]));0)" office:value-type="float" office:value="0" calcext:value-type="float">
            <text:p>0</text:p>
          </table:table-cell>
          <table:table-cell table:style-name="ce6" table:formula="of:=IF([.A12]&lt;&gt;&quot;&quot;;SUMIF([.$C$1:.$C$10000];CONCATENATE(&quot;=&quot;;[.A12]);[.$D$1:.$D$10000]);0)" office:value-type="float" office:value="0" calcext:value-type="float">
            <text:p>0</text:p>
          </table:table-cell>
          <table:table-cell table:style-name="ce7" table:formula="of:=IF([.D12]&lt;&gt;&quot;&quot;;[.J$1]+(NOW()-[.J$1])*(1/[.D12]);&quot;&quot;)" office:value-type="date" office:date-value="2017-05-15T11:12:50.827185" calcext:value-type="date">
            <text:p>2017／5／15</text:p>
          </table:table-cell>
          <table:table-cell table:style-name="ce7" office:value-type="string" calcext:value-type="string">
            <text:p>springboot+derby+elasticsearch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确定技术架构-还有那些需要使用的工具</text:p>
          </table:table-cell>
          <table:table-cell office:value-type="float" office:value="3" calcext:value-type="float">
            <text:p>3</text:p>
          </table:table-cell>
          <table:table-cell table:style-name="ce5" table:formula="of:=IF(OR([.E13]=0;[.F13]=0);&quot;&quot;;[.F13]/[.E13])">
            <text:p/>
          </table:table-cell>
          <table:table-cell table:style-name="ce6" table:formula="of:=IF([.A13]&lt;&gt;&quot;&quot;; COUNTIF([.$C$1:.$C$10000];CONCATENATE(&quot;=&quot;;[.A13]));0)" office:value-type="float" office:value="0" calcext:value-type="float">
            <text:p>0</text:p>
          </table:table-cell>
          <table:table-cell table:style-name="ce6" table:formula="of:=IF([.A13]&lt;&gt;&quot;&quot;;SUMIF([.$C$1:.$C$10000];CONCATENATE(&quot;=&quot;;[.A13]);[.$D$1:.$D$10000]);0)" office:value-type="float" office:value="0" calcext:value-type="float">
            <text:p>0</text:p>
          </table:table-cell>
          <table:table-cell table:style-name="ce7" table:formula="of:=IF([.D13]&lt;&gt;&quot;&quot;;[.J$1]+(NOW()-[.J$1])*(1/[.D13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确定技术框架-梳理前端框架中名词关系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6" table:formula="of:=IF([.A14]&lt;&gt;&quot;&quot;; COUNTIF([.$C$1:.$C$10000];CONCATENATE(&quot;=&quot;;[.A14]));0)" office:value-type="float" office:value="0" calcext:value-type="float">
            <text:p>0</text:p>
          </table:table-cell>
          <table:table-cell table:style-name="ce6" table:formula="of:=IF([.A14]&lt;&gt;&quot;&quot;;SUMIF([.$C$1:.$C$10000];CONCATENATE(&quot;=&quot;;[.A14]);[.$D$1:.$D$10000]);0)" office:value-type="float" office:value="0" calcext:value-type="float">
            <text:p>0</text:p>
          </table:table-cell>
          <table:table-cell table:style-name="ce7" table:formula="of:=IF([.D14]&lt;&gt;&quot;&quot;;[.J$1]+(NOW()-[.J$1])*(1/[.D14]);&quot;&quot;)" office:value-type="date" office:date-value="2017-05-15T11:12:50.827195" calcext:value-type="date">
            <text:p>2017／5／15</text:p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配置系统</text:p>
          </table:table-cell>
          <table:table-cell office:value-type="float" office:value="4" calcext:value-type="float">
            <text:p>4</text:p>
          </table:table-cell>
          <table:table-cell table:style-name="ce5" table:formula="of:=IF(OR([.E15]=0;[.F15]=0);&quot;&quot;;[.F15]/[.E15])">
            <text:p/>
          </table:table-cell>
          <table:table-cell table:style-name="ce6" table:formula="of:=IF([.A15]&lt;&gt;&quot;&quot;; COUNTIF([.$C$1:.$C$10000];CONCATENATE(&quot;=&quot;;[.A15]));0)" office:value-type="float" office:value="0" calcext:value-type="float">
            <text:p>0</text:p>
          </table:table-cell>
          <table:table-cell table:style-name="ce6" table:formula="of:=IF([.A15]&lt;&gt;&quot;&quot;;SUMIF([.$C$1:.$C$10000];CONCATENATE(&quot;=&quot;;[.A15]);[.$D$1:.$D$10000]);0)" office:value-type="float" office:value="0" calcext:value-type="float">
            <text:p>0</text:p>
          </table:table-cell>
          <table:table-cell table:style-name="ce7" table:formula="of:=IF([.D15]&lt;&gt;&quot;&quot;;[.J$1]+(NOW()-[.J$1])*(1/[.D15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下载一个页面</text:p>
          </table:table-cell>
          <table:table-cell office:value-type="float" office:value="4" calcext:value-type="float">
            <text:p>4</text:p>
          </table:table-cell>
          <table:table-cell table:style-name="ce5" table:formula="of:=IF(OR([.E16]=0;[.F16]=0);&quot;&quot;;[.F16]/[.E16])">
            <text:p/>
          </table:table-cell>
          <table:table-cell table:style-name="ce6" table:formula="of:=IF([.A16]&lt;&gt;&quot;&quot;; COUNTIF([.$C$1:.$C$10000];CONCATENATE(&quot;=&quot;;[.A16]));0)" office:value-type="float" office:value="0" calcext:value-type="float">
            <text:p>0</text:p>
          </table:table-cell>
          <table:table-cell table:style-name="ce6" table:formula="of:=IF([.A16]&lt;&gt;&quot;&quot;;SUMIF([.$C$1:.$C$10000];CONCATENATE(&quot;=&quot;;[.A16]);[.$D$1:.$D$10000]);0)" office:value-type="float" office:value="0" calcext:value-type="float">
            <text:p>0</text:p>
          </table:table-cell>
          <table:table-cell table:style-name="ce7" table:formula="of:=IF([.D16]&lt;&gt;&quot;&quot;;[.J$1]+(NOW()-[.J$1])*(1/[.D16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分析一个页面</text:p>
          </table:table-cell>
          <table:table-cell office:value-type="float" office:value="4" calcext:value-type="float">
            <text:p>4</text:p>
          </table:table-cell>
          <table:table-cell table:style-name="ce5" table:formula="of:=IF(OR([.E17]=0;[.F17]=0);&quot;&quot;;[.F17]/[.E17])">
            <text:p/>
          </table:table-cell>
          <table:table-cell table:style-name="ce6" table:formula="of:=IF([.A17]&lt;&gt;&quot;&quot;; COUNTIF([.$C$1:.$C$10000];CONCATENATE(&quot;=&quot;;[.A17]));0)" office:value-type="float" office:value="0" calcext:value-type="float">
            <text:p>0</text:p>
          </table:table-cell>
          <table:table-cell table:style-name="ce6" table:formula="of:=IF([.A17]&lt;&gt;&quot;&quot;;SUMIF([.$C$1:.$C$10000];CONCATENATE(&quot;=&quot;;[.A17]);[.$D$1:.$D$10000]);0)" office:value-type="float" office:value="0" calcext:value-type="float">
            <text:p>0</text:p>
          </table:table-cell>
          <table:table-cell table:style-name="ce7" table:formula="of:=IF([.D17]&lt;&gt;&quot;&quot;;[.J$1]+(NOW()-[.J$1])*(1/[.D17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存储一个页面</text:p>
          </table:table-cell>
          <table:table-cell office:value-type="float" office:value="4" calcext:value-type="float">
            <text:p>4</text:p>
          </table:table-cell>
          <table:table-cell table:style-name="ce5" table:formula="of:=IF(OR([.E18]=0;[.F18]=0);&quot;&quot;;[.F18]/[.E18])">
            <text:p/>
          </table:table-cell>
          <table:table-cell table:style-name="ce6" table:formula="of:=IF([.A18]&lt;&gt;&quot;&quot;; COUNTIF([.$C$1:.$C$10000];CONCATENATE(&quot;=&quot;;[.A18]));0)" office:value-type="float" office:value="0" calcext:value-type="float">
            <text:p>0</text:p>
          </table:table-cell>
          <table:table-cell table:style-name="ce6" table:formula="of:=IF([.A18]&lt;&gt;&quot;&quot;;SUMIF([.$C$1:.$C$10000];CONCATENATE(&quot;=&quot;;[.A18]);[.$D$1:.$D$10000]);0)" office:value-type="float" office:value="0" calcext:value-type="float">
            <text:p>0</text:p>
          </table:table-cell>
          <table:table-cell table:style-name="ce7" table:formula="of:=IF([.D18]&lt;&gt;&quot;&quot;;[.J$1]+(NOW()-[.J$1])*(1/[.D18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实现-查看分析结构</text:p>
          </table:table-cell>
          <table:table-cell office:value-type="float" office:value="4" calcext:value-type="float">
            <text:p>4</text:p>
          </table:table-cell>
          <table:table-cell table:style-name="ce5" table:formula="of:=IF(OR([.E19]=0;[.F19]=0);&quot;&quot;;[.F19]/[.E19])">
            <text:p/>
          </table:table-cell>
          <table:table-cell table:style-name="ce6" table:formula="of:=IF([.A19]&lt;&gt;&quot;&quot;; COUNTIF([.$C$1:.$C$10000];CONCATENATE(&quot;=&quot;;[.A19]));0)" office:value-type="float" office:value="0" calcext:value-type="float">
            <text:p>0</text:p>
          </table:table-cell>
          <table:table-cell table:style-name="ce6" table:formula="of:=IF([.A19]&lt;&gt;&quot;&quot;;SUMIF([.$C$1:.$C$10000];CONCATENATE(&quot;=&quot;;[.A19]);[.$D$1:.$D$10000]);0)" office:value-type="float" office:value="0" calcext:value-type="float">
            <text:p>0</text:p>
          </table:table-cell>
          <table:table-cell table:style-name="ce7" table:formula="of:=IF([.D19]&lt;&gt;&quot;&quot;;[.J$1]+(NOW()-[.J$1])*(1/[.D1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20]=0;[.F20]=0);&quot;&quot;;[.F20]/[.E20])">
            <text:p/>
          </table:table-cell>
          <table:table-cell table:style-name="ce6" table:formula="of:=IF([.A20]&lt;&gt;&quot;&quot;; COUNTIF([.$C$1:.$C$10000];CONCATENATE(&quot;=&quot;;[.A20]));0)" office:value-type="float" office:value="0" calcext:value-type="float">
            <text:p>0</text:p>
          </table:table-cell>
          <table:table-cell table:style-name="ce6" table:formula="of:=IF([.A20]&lt;&gt;&quot;&quot;;SUMIF([.$C$1:.$C$10000];CONCATENATE(&quot;=&quot;;[.A20]);[.$D$1:.$D$10000]);0)" office:value-type="float" office:value="0" calcext:value-type="float">
            <text:p>0</text:p>
          </table:table-cell>
          <table:table-cell table:style-name="ce7" table:formula="of:=IF([.D20]&lt;&gt;&quot;&quot;;[.J$1]+(NOW()-[.J$1])*(1/[.D2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21]=0;[.F21]=0);&quot;&quot;;[.F21]/[.E21])">
            <text:p/>
          </table:table-cell>
          <table:table-cell table:style-name="ce6" table:formula="of:=IF([.A21]&lt;&gt;&quot;&quot;; COUNTIF([.$C$1:.$C$10000];CONCATENATE(&quot;=&quot;;[.A21]));0)" office:value-type="float" office:value="0" calcext:value-type="float">
            <text:p>0</text:p>
          </table:table-cell>
          <table:table-cell table:style-name="ce6" table:formula="of:=IF([.A21]&lt;&gt;&quot;&quot;;SUMIF([.$C$1:.$C$10000];CONCATENATE(&quot;=&quot;;[.A21]);[.$D$1:.$D$10000]);0)" office:value-type="float" office:value="0" calcext:value-type="float">
            <text:p>0</text:p>
          </table:table-cell>
          <table:table-cell table:style-name="ce7" table:formula="of:=IF([.D21]&lt;&gt;&quot;&quot;;[.J$1]+(NOW()-[.J$1])*(1/[.D21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2]=0;[.F22]=0);&quot;&quot;;[.F22]/[.E22])">
            <text:p/>
          </table:table-cell>
          <table:table-cell table:style-name="ce6" table:formula="of:=IF([.A22]&lt;&gt;&quot;&quot;; COUNTIF([.$C$1:.$C$10000];CONCATENATE(&quot;=&quot;;[.A22]));0)" office:value-type="float" office:value="0" calcext:value-type="float">
            <text:p>0</text:p>
          </table:table-cell>
          <table:table-cell table:style-name="ce6" table:formula="of:=IF([.A22]&lt;&gt;&quot;&quot;;SUMIF([.$C$1:.$C$10000];CONCATENATE(&quot;=&quot;;[.A22]);[.$D$1:.$D$10000]);0)" office:value-type="float" office:value="0" calcext:value-type="float">
            <text:p>0</text:p>
          </table:table-cell>
          <table:table-cell table:style-name="ce7" table:formula="of:=IF([.D22]&lt;&gt;&quot;&quot;;[.J$1]+(NOW()-[.J$1])*(1/[.D22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3]=0;[.F23]=0);&quot;&quot;;[.F23]/[.E23])">
            <text:p/>
          </table:table-cell>
          <table:table-cell table:style-name="ce6" table:formula="of:=IF([.A23]&lt;&gt;&quot;&quot;; COUNTIF([.$C$1:.$C$10000];CONCATENATE(&quot;=&quot;;[.A23]));0)" office:value-type="float" office:value="0" calcext:value-type="float">
            <text:p>0</text:p>
          </table:table-cell>
          <table:table-cell table:style-name="ce6" table:formula="of:=IF([.A23]&lt;&gt;&quot;&quot;;SUMIF([.$C$1:.$C$10000];CONCATENATE(&quot;=&quot;;[.A23]);[.$D$1:.$D$10000]);0)" office:value-type="float" office:value="0" calcext:value-type="float">
            <text:p>0</text:p>
          </table:table-cell>
          <table:table-cell table:style-name="ce7" table:formula="of:=IF([.D23]&lt;&gt;&quot;&quot;;[.J$1]+(NOW()-[.J$1])*(1/[.D23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4]=0;[.F24]=0);&quot;&quot;;[.F24]/[.E24])">
            <text:p/>
          </table:table-cell>
          <table:table-cell table:style-name="ce6" table:formula="of:=IF([.A24]&lt;&gt;&quot;&quot;; COUNTIF([.$C$1:.$C$10000];CONCATENATE(&quot;=&quot;;[.A24]));0)" office:value-type="float" office:value="0" calcext:value-type="float">
            <text:p>0</text:p>
          </table:table-cell>
          <table:table-cell table:style-name="ce6" table:formula="of:=IF([.A24]&lt;&gt;&quot;&quot;;SUMIF([.$C$1:.$C$10000];CONCATENATE(&quot;=&quot;;[.A24]);[.$D$1:.$D$10000]);0)" office:value-type="float" office:value="0" calcext:value-type="float">
            <text:p>0</text:p>
          </table:table-cell>
          <table:table-cell table:style-name="ce7" table:formula="of:=IF([.D24]&lt;&gt;&quot;&quot;;[.J$1]+(NOW()-[.J$1])*(1/[.D24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5]=0;[.F25]=0);&quot;&quot;;[.F25]/[.E25])">
            <text:p/>
          </table:table-cell>
          <table:table-cell table:style-name="ce6" table:formula="of:=IF([.A25]&lt;&gt;&quot;&quot;; COUNTIF([.$C$1:.$C$10000];CONCATENATE(&quot;=&quot;;[.A25]));0)" office:value-type="float" office:value="0" calcext:value-type="float">
            <text:p>0</text:p>
          </table:table-cell>
          <table:table-cell table:style-name="ce6" table:formula="of:=IF([.A25]&lt;&gt;&quot;&quot;;SUMIF([.$C$1:.$C$10000];CONCATENATE(&quot;=&quot;;[.A25]);[.$D$1:.$D$10000]);0)" office:value-type="float" office:value="0" calcext:value-type="float">
            <text:p>0</text:p>
          </table:table-cell>
          <table:table-cell table:style-name="ce7" table:formula="of:=IF([.D25]&lt;&gt;&quot;&quot;;[.J$1]+(NOW()-[.J$1])*(1/[.D25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6]=0;[.F26]=0);&quot;&quot;;[.F26]/[.E26])">
            <text:p/>
          </table:table-cell>
          <table:table-cell table:style-name="ce6" table:formula="of:=IF([.A26]&lt;&gt;&quot;&quot;; COUNTIF([.$C$1:.$C$10000];CONCATENATE(&quot;=&quot;;[.A26]));0)" office:value-type="float" office:value="0" calcext:value-type="float">
            <text:p>0</text:p>
          </table:table-cell>
          <table:table-cell table:style-name="ce6" table:formula="of:=IF([.A26]&lt;&gt;&quot;&quot;;SUMIF([.$C$1:.$C$10000];CONCATENATE(&quot;=&quot;;[.A26]);[.$D$1:.$D$10000]);0)" office:value-type="float" office:value="0" calcext:value-type="float">
            <text:p>0</text:p>
          </table:table-cell>
          <table:table-cell table:style-name="ce7" table:formula="of:=IF([.D26]&lt;&gt;&quot;&quot;;[.J$1]+(NOW()-[.J$1])*(1/[.D26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7]=0;[.F27]=0);&quot;&quot;;[.F27]/[.E27])">
            <text:p/>
          </table:table-cell>
          <table:table-cell table:style-name="ce6" table:formula="of:=IF([.A27]&lt;&gt;&quot;&quot;; COUNTIF([.$C$1:.$C$10000];CONCATENATE(&quot;=&quot;;[.A27]));0)" office:value-type="float" office:value="0" calcext:value-type="float">
            <text:p>0</text:p>
          </table:table-cell>
          <table:table-cell table:style-name="ce6" table:formula="of:=IF([.A27]&lt;&gt;&quot;&quot;;SUMIF([.$C$1:.$C$10000];CONCATENATE(&quot;=&quot;;[.A27]);[.$D$1:.$D$10000]);0)" office:value-type="float" office:value="0" calcext:value-type="float">
            <text:p>0</text:p>
          </table:table-cell>
          <table:table-cell table:style-name="ce7" table:formula="of:=IF([.D27]&lt;&gt;&quot;&quot;;[.J$1]+(NOW()-[.J$1])*(1/[.D27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8]=0;[.F28]=0);&quot;&quot;;[.F28]/[.E28])">
            <text:p/>
          </table:table-cell>
          <table:table-cell table:style-name="ce6" table:formula="of:=IF([.A28]&lt;&gt;&quot;&quot;; COUNTIF([.$C$1:.$C$10000];CONCATENATE(&quot;=&quot;;[.A28]));0)" office:value-type="float" office:value="0" calcext:value-type="float">
            <text:p>0</text:p>
          </table:table-cell>
          <table:table-cell table:style-name="ce6" table:formula="of:=IF([.A28]&lt;&gt;&quot;&quot;;SUMIF([.$C$1:.$C$10000];CONCATENATE(&quot;=&quot;;[.A28]);[.$D$1:.$D$10000]);0)" office:value-type="float" office:value="0" calcext:value-type="float">
            <text:p>0</text:p>
          </table:table-cell>
          <table:table-cell table:style-name="ce7" table:formula="of:=IF([.D28]&lt;&gt;&quot;&quot;;[.J$1]+(NOW()-[.J$1])*(1/[.D28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29]=0;[.F29]=0);&quot;&quot;;[.F29]/[.E29])">
            <text:p/>
          </table:table-cell>
          <table:table-cell table:style-name="ce6" table:formula="of:=IF([.A29]&lt;&gt;&quot;&quot;; COUNTIF([.$C$1:.$C$10000];CONCATENATE(&quot;=&quot;;[.A29]));0)" office:value-type="float" office:value="0" calcext:value-type="float">
            <text:p>0</text:p>
          </table:table-cell>
          <table:table-cell table:style-name="ce6" table:formula="of:=IF([.A29]&lt;&gt;&quot;&quot;;SUMIF([.$C$1:.$C$10000];CONCATENATE(&quot;=&quot;;[.A29]);[.$D$1:.$D$10000]);0)" office:value-type="float" office:value="0" calcext:value-type="float">
            <text:p>0</text:p>
          </table:table-cell>
          <table:table-cell table:style-name="ce7" table:formula="of:=IF([.D29]&lt;&gt;&quot;&quot;;[.J$1]+(NOW()-[.J$1])*(1/[.D29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0]=0;[.F30]=0);&quot;&quot;;[.F30]/[.E30])">
            <text:p/>
          </table:table-cell>
          <table:table-cell table:style-name="ce6" table:formula="of:=IF([.A30]&lt;&gt;&quot;&quot;; COUNTIF([.$C$1:.$C$10000];CONCATENATE(&quot;=&quot;;[.A30]));0)" office:value-type="float" office:value="0" calcext:value-type="float">
            <text:p>0</text:p>
          </table:table-cell>
          <table:table-cell table:style-name="ce6" table:formula="of:=IF([.A30]&lt;&gt;&quot;&quot;;SUMIF([.$C$1:.$C$10000];CONCATENATE(&quot;=&quot;;[.A30]);[.$D$1:.$D$10000]);0)" office:value-type="float" office:value="0" calcext:value-type="float">
            <text:p>0</text:p>
          </table:table-cell>
          <table:table-cell table:style-name="ce7" table:formula="of:=IF([.D30]&lt;&gt;&quot;&quot;;[.J$1]+(NOW()-[.J$1])*(1/[.D30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1]=0;[.F31]=0);&quot;&quot;;[.F31]/[.E31])">
            <text:p/>
          </table:table-cell>
          <table:table-cell table:style-name="ce6" table:formula="of:=IF([.A31]&lt;&gt;&quot;&quot;; COUNTIF([.$C$1:.$C$10000];CONCATENATE(&quot;=&quot;;[.A31]));0)" office:value-type="float" office:value="0" calcext:value-type="float">
            <text:p>0</text:p>
          </table:table-cell>
          <table:table-cell table:style-name="ce6" table:formula="of:=IF([.A31]&lt;&gt;&quot;&quot;;SUMIF([.$C$1:.$C$10000];CONCATENATE(&quot;=&quot;;[.A31]);[.$D$1:.$D$10000]);0)" office:value-type="float" office:value="0" calcext:value-type="float">
            <text:p>0</text:p>
          </table:table-cell>
          <table:table-cell table:style-name="ce7" table:formula="of:=IF([.D31]&lt;&gt;&quot;&quot;;[.J$1]+(NOW()-[.J$1])*(1/[.D3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32]=0;[.F32]=0);&quot;&quot;;[.F32]/[.E32])">
            <text:p/>
          </table:table-cell>
          <table:table-cell table:style-name="ce6" table:formula="of:=IF([.A32]&lt;&gt;&quot;&quot;; COUNTIF([.$C$1:.$C$10000];CONCATENATE(&quot;=&quot;;[.A32]));0)" office:value-type="float" office:value="0" calcext:value-type="float">
            <text:p>0</text:p>
          </table:table-cell>
          <table:table-cell table:style-name="ce6" table:formula="of:=IF([.A32]&lt;&gt;&quot;&quot;;SUMIF([.$C$1:.$C$10000];CONCATENATE(&quot;=&quot;;[.A32]);[.$D$1:.$D$10000]);0)" office:value-type="float" office:value="0" calcext:value-type="float">
            <text:p>0</text:p>
          </table:table-cell>
          <table:table-cell table:style-name="ce7" table:formula="of:=IF([.D32]&lt;&gt;&quot;&quot;;[.J$1]+(NOW()-[.J$1])*(1/[.D32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3]=0;[.F33]=0);&quot;&quot;;[.F33]/[.E33])">
            <text:p/>
          </table:table-cell>
          <table:table-cell table:style-name="ce6" table:formula="of:=IF([.A33]&lt;&gt;&quot;&quot;; COUNTIF([.$C$1:.$C$10000];CONCATENATE(&quot;=&quot;;[.A33]));0)" office:value-type="float" office:value="0" calcext:value-type="float">
            <text:p>0</text:p>
          </table:table-cell>
          <table:table-cell table:style-name="ce6" table:formula="of:=IF([.A33]&lt;&gt;&quot;&quot;;SUMIF([.$C$1:.$C$10000];CONCATENATE(&quot;=&quot;;[.A33]);[.$D$1:.$D$10000]);0)" office:value-type="float" office:value="0" calcext:value-type="float">
            <text:p>0</text:p>
          </table:table-cell>
          <table:table-cell table:style-name="ce7" table:formula="of:=IF([.D33]&lt;&gt;&quot;&quot;;[.J$1]+(NOW()-[.J$1])*(1/[.D33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4]=0;[.F34]=0);&quot;&quot;;[.F34]/[.E34])">
            <text:p/>
          </table:table-cell>
          <table:table-cell table:style-name="ce6" table:formula="of:=IF([.A34]&lt;&gt;&quot;&quot;; COUNTIF([.$C$1:.$C$10000];CONCATENATE(&quot;=&quot;;[.A34]));0)" office:value-type="float" office:value="0" calcext:value-type="float">
            <text:p>0</text:p>
          </table:table-cell>
          <table:table-cell table:style-name="ce6" table:formula="of:=IF([.A34]&lt;&gt;&quot;&quot;;SUMIF([.$C$1:.$C$10000];CONCATENATE(&quot;=&quot;;[.A34]);[.$D$1:.$D$10000]);0)" office:value-type="float" office:value="0" calcext:value-type="float">
            <text:p>0</text:p>
          </table:table-cell>
          <table:table-cell table:style-name="ce7" table:formula="of:=IF([.D34]&lt;&gt;&quot;&quot;;[.J$1]+(NOW()-[.J$1])*(1/[.D34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5]=0;[.F35]=0);&quot;&quot;;[.F35]/[.E35])">
            <text:p/>
          </table:table-cell>
          <table:table-cell table:style-name="ce6" table:formula="of:=IF([.A35]&lt;&gt;&quot;&quot;; COUNTIF([.$C$1:.$C$10000];CONCATENATE(&quot;=&quot;;[.A35]));0)" office:value-type="float" office:value="0" calcext:value-type="float">
            <text:p>0</text:p>
          </table:table-cell>
          <table:table-cell table:style-name="ce6" table:formula="of:=IF([.A35]&lt;&gt;&quot;&quot;;SUMIF([.$C$1:.$C$10000];CONCATENATE(&quot;=&quot;;[.A35]);[.$D$1:.$D$10000]);0)" office:value-type="float" office:value="0" calcext:value-type="float">
            <text:p>0</text:p>
          </table:table-cell>
          <table:table-cell table:style-name="ce7" table:formula="of:=IF([.D35]&lt;&gt;&quot;&quot;;[.J$1]+(NOW()-[.J$1])*(1/[.D35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6]=0;[.F36]=0);&quot;&quot;;[.F36]/[.E36])">
            <text:p/>
          </table:table-cell>
          <table:table-cell table:style-name="ce6" table:formula="of:=IF([.A36]&lt;&gt;&quot;&quot;; COUNTIF([.$C$1:.$C$10000];CONCATENATE(&quot;=&quot;;[.A36]));0)" office:value-type="float" office:value="0" calcext:value-type="float">
            <text:p>0</text:p>
          </table:table-cell>
          <table:table-cell table:style-name="ce6" table:formula="of:=IF([.A36]&lt;&gt;&quot;&quot;;SUMIF([.$C$1:.$C$10000];CONCATENATE(&quot;=&quot;;[.A36]);[.$D$1:.$D$10000]);0)" office:value-type="float" office:value="0" calcext:value-type="float">
            <text:p>0</text:p>
          </table:table-cell>
          <table:table-cell table:style-name="ce7" table:formula="of:=IF([.D36]&lt;&gt;&quot;&quot;;[.J$1]+(NOW()-[.J$1])*(1/[.D36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7]=0;[.F37]=0);&quot;&quot;;[.F37]/[.E37])">
            <text:p/>
          </table:table-cell>
          <table:table-cell table:style-name="ce6" table:formula="of:=IF([.A37]&lt;&gt;&quot;&quot;; COUNTIF([.$C$1:.$C$10000];CONCATENATE(&quot;=&quot;;[.A37]));0)" office:value-type="float" office:value="0" calcext:value-type="float">
            <text:p>0</text:p>
          </table:table-cell>
          <table:table-cell table:style-name="ce6" table:formula="of:=IF([.A37]&lt;&gt;&quot;&quot;;SUMIF([.$C$1:.$C$10000];CONCATENATE(&quot;=&quot;;[.A37]);[.$D$1:.$D$10000]);0)" office:value-type="float" office:value="0" calcext:value-type="float">
            <text:p>0</text:p>
          </table:table-cell>
          <table:table-cell table:style-name="ce7" table:formula="of:=IF([.D37]&lt;&gt;&quot;&quot;;[.J$1]+(NOW()-[.J$1])*(1/[.D37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8]=0;[.F38]=0);&quot;&quot;;[.F38]/[.E38])">
            <text:p/>
          </table:table-cell>
          <table:table-cell table:style-name="ce6" table:formula="of:=IF([.A38]&lt;&gt;&quot;&quot;; COUNTIF([.$C$1:.$C$10000];CONCATENATE(&quot;=&quot;;[.A38]));0)" office:value-type="float" office:value="0" calcext:value-type="float">
            <text:p>0</text:p>
          </table:table-cell>
          <table:table-cell table:style-name="ce6" table:formula="of:=IF([.A38]&lt;&gt;&quot;&quot;;SUMIF([.$C$1:.$C$10000];CONCATENATE(&quot;=&quot;;[.A38]);[.$D$1:.$D$10000]);0)" office:value-type="float" office:value="0" calcext:value-type="float">
            <text:p>0</text:p>
          </table:table-cell>
          <table:table-cell table:style-name="ce7" table:formula="of:=IF([.D38]&lt;&gt;&quot;&quot;;[.J$1]+(NOW()-[.J$1])*(1/[.D38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39]=0;[.F39]=0);&quot;&quot;;[.F39]/[.E39])">
            <text:p/>
          </table:table-cell>
          <table:table-cell table:style-name="ce6" table:formula="of:=IF([.A39]&lt;&gt;&quot;&quot;; COUNTIF([.$C$1:.$C$10000];CONCATENATE(&quot;=&quot;;[.A39]));0)" office:value-type="float" office:value="0" calcext:value-type="float">
            <text:p>0</text:p>
          </table:table-cell>
          <table:table-cell table:style-name="ce6" table:formula="of:=IF([.A39]&lt;&gt;&quot;&quot;;SUMIF([.$C$1:.$C$10000];CONCATENATE(&quot;=&quot;;[.A39]);[.$D$1:.$D$10000]);0)" office:value-type="float" office:value="0" calcext:value-type="float">
            <text:p>0</text:p>
          </table:table-cell>
          <table:table-cell table:style-name="ce7" table:formula="of:=IF([.D39]&lt;&gt;&quot;&quot;;[.J$1]+(NOW()-[.J$1])*(1/[.D39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0]=0;[.F40]=0);&quot;&quot;;[.F40]/[.E40])">
            <text:p/>
          </table:table-cell>
          <table:table-cell table:style-name="ce6" table:formula="of:=IF([.A40]&lt;&gt;&quot;&quot;; COUNTIF([.$C$1:.$C$10000];CONCATENATE(&quot;=&quot;;[.A40]));0)" office:value-type="float" office:value="0" calcext:value-type="float">
            <text:p>0</text:p>
          </table:table-cell>
          <table:table-cell table:style-name="ce6" table:formula="of:=IF([.A40]&lt;&gt;&quot;&quot;;SUMIF([.$C$1:.$C$10000];CONCATENATE(&quot;=&quot;;[.A40]);[.$D$1:.$D$10000]);0)" office:value-type="float" office:value="0" calcext:value-type="float">
            <text:p>0</text:p>
          </table:table-cell>
          <table:table-cell table:style-name="ce7" table:formula="of:=IF([.D40]&lt;&gt;&quot;&quot;;[.J$1]+(NOW()-[.J$1])*(1/[.D40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1]=0;[.F41]=0);&quot;&quot;;[.F41]/[.E41])">
            <text:p/>
          </table:table-cell>
          <table:table-cell table:style-name="ce6" table:formula="of:=IF([.A41]&lt;&gt;&quot;&quot;; COUNTIF([.$C$1:.$C$10000];CONCATENATE(&quot;=&quot;;[.A41]));0)" office:value-type="float" office:value="0" calcext:value-type="float">
            <text:p>0</text:p>
          </table:table-cell>
          <table:table-cell table:style-name="ce6" table:formula="of:=IF([.A41]&lt;&gt;&quot;&quot;;SUMIF([.$C$1:.$C$10000];CONCATENATE(&quot;=&quot;;[.A41]);[.$D$1:.$D$10000]);0)" office:value-type="float" office:value="0" calcext:value-type="float">
            <text:p>0</text:p>
          </table:table-cell>
          <table:table-cell table:style-name="ce7" table:formula="of:=IF([.D41]&lt;&gt;&quot;&quot;;[.J$1]+(NOW()-[.J$1])*(1/[.D41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2]=0;[.F42]=0);&quot;&quot;;[.F42]/[.E42])">
            <text:p/>
          </table:table-cell>
          <table:table-cell table:style-name="ce6" table:formula="of:=IF([.A42]&lt;&gt;&quot;&quot;; COUNTIF([.$C$1:.$C$10000];CONCATENATE(&quot;=&quot;;[.A42]));0)" office:value-type="float" office:value="0" calcext:value-type="float">
            <text:p>0</text:p>
          </table:table-cell>
          <table:table-cell table:style-name="ce6" table:formula="of:=IF([.A42]&lt;&gt;&quot;&quot;;SUMIF([.$C$1:.$C$10000];CONCATENATE(&quot;=&quot;;[.A42]);[.$D$1:.$D$10000]);0)" office:value-type="float" office:value="0" calcext:value-type="float">
            <text:p>0</text:p>
          </table:table-cell>
          <table:table-cell table:style-name="ce7" table:formula="of:=IF([.D42]&lt;&gt;&quot;&quot;;[.J$1]+(NOW()-[.J$1])*(1/[.D42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3]=0;[.F43]=0);&quot;&quot;;[.F43]/[.E43])">
            <text:p/>
          </table:table-cell>
          <table:table-cell table:style-name="ce6" table:formula="of:=IF([.A43]&lt;&gt;&quot;&quot;; COUNTIF([.$C$1:.$C$10000];CONCATENATE(&quot;=&quot;;[.A43]));0)" office:value-type="float" office:value="0" calcext:value-type="float">
            <text:p>0</text:p>
          </table:table-cell>
          <table:table-cell table:style-name="ce6" table:formula="of:=IF([.A43]&lt;&gt;&quot;&quot;;SUMIF([.$C$1:.$C$10000];CONCATENATE(&quot;=&quot;;[.A43]);[.$D$1:.$D$10000]);0)" office:value-type="float" office:value="0" calcext:value-type="float">
            <text:p>0</text:p>
          </table:table-cell>
          <table:table-cell table:style-name="ce7" table:formula="of:=IF([.D43]&lt;&gt;&quot;&quot;;[.J$1]+(NOW()-[.J$1])*(1/[.D43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4]=0;[.F44]=0);&quot;&quot;;[.F44]/[.E44])">
            <text:p/>
          </table:table-cell>
          <table:table-cell table:style-name="ce6" table:formula="of:=IF([.A44]&lt;&gt;&quot;&quot;; COUNTIF([.$C$1:.$C$10000];CONCATENATE(&quot;=&quot;;[.A44]));0)" office:value-type="float" office:value="0" calcext:value-type="float">
            <text:p>0</text:p>
          </table:table-cell>
          <table:table-cell table:style-name="ce6" table:formula="of:=IF([.A44]&lt;&gt;&quot;&quot;;SUMIF([.$C$1:.$C$10000];CONCATENATE(&quot;=&quot;;[.A44]);[.$D$1:.$D$10000]);0)" office:value-type="float" office:value="0" calcext:value-type="float">
            <text:p>0</text:p>
          </table:table-cell>
          <table:table-cell table:style-name="ce7" table:formula="of:=IF([.D44]&lt;&gt;&quot;&quot;;[.J$1]+(NOW()-[.J$1])*(1/[.D4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45]=0;[.F45]=0);&quot;&quot;;[.F45]/[.E45])">
            <text:p/>
          </table:table-cell>
          <table:table-cell table:style-name="ce6" table:formula="of:=IF([.A45]&lt;&gt;&quot;&quot;; COUNTIF([.$C$1:.$C$10000];CONCATENATE(&quot;=&quot;;[.A45]));0)" office:value-type="float" office:value="0" calcext:value-type="float">
            <text:p>0</text:p>
          </table:table-cell>
          <table:table-cell table:style-name="ce6" table:formula="of:=IF([.A45]&lt;&gt;&quot;&quot;;SUMIF([.$C$1:.$C$10000];CONCATENATE(&quot;=&quot;;[.A45]);[.$D$1:.$D$10000]);0)" office:value-type="float" office:value="0" calcext:value-type="float">
            <text:p>0</text:p>
          </table:table-cell>
          <table:table-cell table:style-name="ce7" table:formula="of:=IF([.D45]&lt;&gt;&quot;&quot;;[.J$1]+(NOW()-[.J$1])*(1/[.D4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46]=0;[.F46]=0);&quot;&quot;;[.F46]/[.E46])">
            <text:p/>
          </table:table-cell>
          <table:table-cell table:style-name="ce6" table:formula="of:=IF([.A46]&lt;&gt;&quot;&quot;; COUNTIF([.$C$1:.$C$10000];CONCATENATE(&quot;=&quot;;[.A46]));0)" office:value-type="float" office:value="0" calcext:value-type="float">
            <text:p>0</text:p>
          </table:table-cell>
          <table:table-cell table:style-name="ce6" table:formula="of:=IF([.A46]&lt;&gt;&quot;&quot;;SUMIF([.$C$1:.$C$10000];CONCATENATE(&quot;=&quot;;[.A46]);[.$D$1:.$D$10000]);0)" office:value-type="float" office:value="0" calcext:value-type="float">
            <text:p>0</text:p>
          </table:table-cell>
          <table:table-cell table:style-name="ce7" table:formula="of:=IF([.D46]&lt;&gt;&quot;&quot;;[.J$1]+(NOW()-[.J$1])*(1/[.D46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47]=0;[.F47]=0);&quot;&quot;;[.F47]/[.E47])">
            <text:p/>
          </table:table-cell>
          <table:table-cell table:style-name="ce6" table:formula="of:=IF([.A47]&lt;&gt;&quot;&quot;; COUNTIF([.$C$1:.$C$10000];CONCATENATE(&quot;=&quot;;[.A47]));0)" office:value-type="float" office:value="0" calcext:value-type="float">
            <text:p>0</text:p>
          </table:table-cell>
          <table:table-cell table:style-name="ce6" table:formula="of:=IF([.A47]&lt;&gt;&quot;&quot;;SUMIF([.$C$1:.$C$10000];CONCATENATE(&quot;=&quot;;[.A47]);[.$D$1:.$D$10000]);0)" office:value-type="float" office:value="0" calcext:value-type="float">
            <text:p>0</text:p>
          </table:table-cell>
          <table:table-cell table:style-name="ce7" table:formula="of:=IF([.D47]&lt;&gt;&quot;&quot;;[.J$1]+(NOW()-[.J$1])*(1/[.D4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48]=0;[.F48]=0);&quot;&quot;;[.F48]/[.E48])">
            <text:p/>
          </table:table-cell>
          <table:table-cell table:style-name="ce6" table:formula="of:=IF([.A48]&lt;&gt;&quot;&quot;; COUNTIF([.$C$1:.$C$10000];CONCATENATE(&quot;=&quot;;[.A48]));0)" office:value-type="float" office:value="0" calcext:value-type="float">
            <text:p>0</text:p>
          </table:table-cell>
          <table:table-cell table:style-name="ce6" table:formula="of:=IF([.A48]&lt;&gt;&quot;&quot;;SUMIF([.$C$1:.$C$10000];CONCATENATE(&quot;=&quot;;[.A48]);[.$D$1:.$D$10000]);0)" office:value-type="float" office:value="0" calcext:value-type="float">
            <text:p>0</text:p>
          </table:table-cell>
          <table:table-cell table:style-name="ce7" table:formula="of:=IF([.D48]&lt;&gt;&quot;&quot;;[.J$1]+(NOW()-[.J$1])*(1/[.D4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49]=0;[.F49]=0);&quot;&quot;;[.F49]/[.E49])">
            <text:p/>
          </table:table-cell>
          <table:table-cell table:style-name="ce6" table:formula="of:=IF([.A49]&lt;&gt;&quot;&quot;; COUNTIF([.$C$1:.$C$10000];CONCATENATE(&quot;=&quot;;[.A49]));0)" office:value-type="float" office:value="0" calcext:value-type="float">
            <text:p>0</text:p>
          </table:table-cell>
          <table:table-cell table:style-name="ce6" table:formula="of:=IF([.A49]&lt;&gt;&quot;&quot;;SUMIF([.$C$1:.$C$10000];CONCATENATE(&quot;=&quot;;[.A49]);[.$D$1:.$D$10000]);0)" office:value-type="float" office:value="0" calcext:value-type="float">
            <text:p>0</text:p>
          </table:table-cell>
          <table:table-cell table:style-name="ce7" table:formula="of:=IF([.D49]&lt;&gt;&quot;&quot;;[.J$1]+(NOW()-[.J$1])*(1/[.D4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0]=0;[.F50]=0);&quot;&quot;;[.F50]/[.E50])">
            <text:p/>
          </table:table-cell>
          <table:table-cell table:style-name="ce6" table:formula="of:=IF([.A50]&lt;&gt;&quot;&quot;; COUNTIF([.$C$1:.$C$10000];CONCATENATE(&quot;=&quot;;[.A50]));0)" office:value-type="float" office:value="0" calcext:value-type="float">
            <text:p>0</text:p>
          </table:table-cell>
          <table:table-cell table:style-name="ce6" table:formula="of:=IF([.A50]&lt;&gt;&quot;&quot;;SUMIF([.$C$1:.$C$10000];CONCATENATE(&quot;=&quot;;[.A50]);[.$D$1:.$D$10000]);0)" office:value-type="float" office:value="0" calcext:value-type="float">
            <text:p>0</text:p>
          </table:table-cell>
          <table:table-cell table:style-name="ce7" table:formula="of:=IF([.D50]&lt;&gt;&quot;&quot;;[.J$1]+(NOW()-[.J$1])*(1/[.D5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1]=0;[.F51]=0);&quot;&quot;;[.F51]/[.E51])">
            <text:p/>
          </table:table-cell>
          <table:table-cell table:style-name="ce6" table:formula="of:=IF([.A51]&lt;&gt;&quot;&quot;; COUNTIF([.$C$1:.$C$10000];CONCATENATE(&quot;=&quot;;[.A51]));0)" office:value-type="float" office:value="0" calcext:value-type="float">
            <text:p>0</text:p>
          </table:table-cell>
          <table:table-cell table:style-name="ce6" table:formula="of:=IF([.A51]&lt;&gt;&quot;&quot;;SUMIF([.$C$1:.$C$10000];CONCATENATE(&quot;=&quot;;[.A51]);[.$D$1:.$D$10000]);0)" office:value-type="float" office:value="0" calcext:value-type="float">
            <text:p>0</text:p>
          </table:table-cell>
          <table:table-cell table:style-name="ce7" table:formula="of:=IF([.D51]&lt;&gt;&quot;&quot;;[.J$1]+(NOW()-[.J$1])*(1/[.D5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2]=0;[.F52]=0);&quot;&quot;;[.F52]/[.E52])">
            <text:p/>
          </table:table-cell>
          <table:table-cell table:style-name="ce6" table:formula="of:=IF([.A52]&lt;&gt;&quot;&quot;; COUNTIF([.$C$1:.$C$10000];CONCATENATE(&quot;=&quot;;[.A52]));0)" office:value-type="float" office:value="0" calcext:value-type="float">
            <text:p>0</text:p>
          </table:table-cell>
          <table:table-cell table:style-name="ce6" table:formula="of:=IF([.A52]&lt;&gt;&quot;&quot;;SUMIF([.$C$1:.$C$10000];CONCATENATE(&quot;=&quot;;[.A52]);[.$D$1:.$D$10000]);0)" office:value-type="float" office:value="0" calcext:value-type="float">
            <text:p>0</text:p>
          </table:table-cell>
          <table:table-cell table:style-name="ce7" table:formula="of:=IF([.D52]&lt;&gt;&quot;&quot;;[.J$1]+(NOW()-[.J$1])*(1/[.D5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3]=0;[.F53]=0);&quot;&quot;;[.F53]/[.E53])">
            <text:p/>
          </table:table-cell>
          <table:table-cell table:style-name="ce6" table:formula="of:=IF([.A53]&lt;&gt;&quot;&quot;; COUNTIF([.$C$1:.$C$10000];CONCATENATE(&quot;=&quot;;[.A53]));0)" office:value-type="float" office:value="0" calcext:value-type="float">
            <text:p>0</text:p>
          </table:table-cell>
          <table:table-cell table:style-name="ce6" table:formula="of:=IF([.A53]&lt;&gt;&quot;&quot;;SUMIF([.$C$1:.$C$10000];CONCATENATE(&quot;=&quot;;[.A53]);[.$D$1:.$D$10000]);0)" office:value-type="float" office:value="0" calcext:value-type="float">
            <text:p>0</text:p>
          </table:table-cell>
          <table:table-cell table:style-name="ce7" table:formula="of:=IF([.D53]&lt;&gt;&quot;&quot;;[.J$1]+(NOW()-[.J$1])*(1/[.D5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4]=0;[.F54]=0);&quot;&quot;;[.F54]/[.E54])">
            <text:p/>
          </table:table-cell>
          <table:table-cell table:style-name="ce6" table:formula="of:=IF([.A54]&lt;&gt;&quot;&quot;; COUNTIF([.$C$1:.$C$10000];CONCATENATE(&quot;=&quot;;[.A54]));0)" office:value-type="float" office:value="0" calcext:value-type="float">
            <text:p>0</text:p>
          </table:table-cell>
          <table:table-cell table:style-name="ce6" table:formula="of:=IF([.A54]&lt;&gt;&quot;&quot;;SUMIF([.$C$1:.$C$10000];CONCATENATE(&quot;=&quot;;[.A54]);[.$D$1:.$D$10000]);0)" office:value-type="float" office:value="0" calcext:value-type="float">
            <text:p>0</text:p>
          </table:table-cell>
          <table:table-cell table:style-name="ce7" table:formula="of:=IF([.D54]&lt;&gt;&quot;&quot;;[.J$1]+(NOW()-[.J$1])*(1/[.D5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5]=0;[.F55]=0);&quot;&quot;;[.F55]/[.E55])">
            <text:p/>
          </table:table-cell>
          <table:table-cell table:style-name="ce6" table:formula="of:=IF([.A55]&lt;&gt;&quot;&quot;; COUNTIF([.$C$1:.$C$10000];CONCATENATE(&quot;=&quot;;[.A55]));0)" office:value-type="float" office:value="0" calcext:value-type="float">
            <text:p>0</text:p>
          </table:table-cell>
          <table:table-cell table:style-name="ce6" table:formula="of:=IF([.A55]&lt;&gt;&quot;&quot;;SUMIF([.$C$1:.$C$10000];CONCATENATE(&quot;=&quot;;[.A55]);[.$D$1:.$D$10000]);0)" office:value-type="float" office:value="0" calcext:value-type="float">
            <text:p>0</text:p>
          </table:table-cell>
          <table:table-cell table:style-name="ce7" table:formula="of:=IF([.D55]&lt;&gt;&quot;&quot;;[.J$1]+(NOW()-[.J$1])*(1/[.D55]);&quot;&quot;)">
            <text:p/>
          </table:table-cell>
          <table:table-cell table:style-name="ce7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IF(OR([.E56]=0;[.F56]=0);&quot;&quot;;[.F56]/[.E56])">
            <text:p/>
          </table:table-cell>
          <table:table-cell table:style-name="ce6" table:formula="of:=IF([.A56]&lt;&gt;&quot;&quot;; COUNTIF([.$C$1:.$C$10000];CONCATENATE(&quot;=&quot;;[.A56]));0)" office:value-type="float" office:value="0" calcext:value-type="float">
            <text:p>0</text:p>
          </table:table-cell>
          <table:table-cell table:style-name="ce6" table:formula="of:=IF([.A56]&lt;&gt;&quot;&quot;;SUMIF([.$C$1:.$C$10000];CONCATENATE(&quot;=&quot;;[.A56]);[.$D$1:.$D$10000]);0)" office:value-type="float" office:value="0" calcext:value-type="float">
            <text:p>0</text:p>
          </table:table-cell>
          <table:table-cell table:style-name="ce7" table:formula="of:=IF([.D56]&lt;&gt;&quot;&quot;;[.J$1]+(NOW()-[.J$1])*(1/[.D5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7]=0;[.F57]=0);&quot;&quot;;[.F57]/[.E57])">
            <text:p/>
          </table:table-cell>
          <table:table-cell table:style-name="ce6" table:formula="of:=IF([.A57]&lt;&gt;&quot;&quot;; COUNTIF([.$C$1:.$C$10000];CONCATENATE(&quot;=&quot;;[.A57]));0)" office:value-type="float" office:value="0" calcext:value-type="float">
            <text:p>0</text:p>
          </table:table-cell>
          <table:table-cell table:style-name="ce6" table:formula="of:=IF([.A57]&lt;&gt;&quot;&quot;;SUMIF([.$C$1:.$C$10000];CONCATENATE(&quot;=&quot;;[.A57]);[.$D$1:.$D$10000]);0)" office:value-type="float" office:value="0" calcext:value-type="float">
            <text:p>0</text:p>
          </table:table-cell>
          <table:table-cell table:style-name="ce7" table:formula="of:=IF([.D57]&lt;&gt;&quot;&quot;;[.J$1]+(NOW()-[.J$1])*(1/[.D5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8]=0;[.F58]=0);&quot;&quot;;[.F58]/[.E58])">
            <text:p/>
          </table:table-cell>
          <table:table-cell table:style-name="ce6" table:formula="of:=IF([.A58]&lt;&gt;&quot;&quot;; COUNTIF([.$C$1:.$C$10000];CONCATENATE(&quot;=&quot;;[.A58]));0)" office:value-type="float" office:value="0" calcext:value-type="float">
            <text:p>0</text:p>
          </table:table-cell>
          <table:table-cell table:style-name="ce6" table:formula="of:=IF([.A58]&lt;&gt;&quot;&quot;;SUMIF([.$C$1:.$C$10000];CONCATENATE(&quot;=&quot;;[.A58]);[.$D$1:.$D$10000]);0)" office:value-type="float" office:value="0" calcext:value-type="float">
            <text:p>0</text:p>
          </table:table-cell>
          <table:table-cell table:style-name="ce7" table:formula="of:=IF([.D58]&lt;&gt;&quot;&quot;;[.J$1]+(NOW()-[.J$1])*(1/[.D5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59]=0;[.F59]=0);&quot;&quot;;[.F59]/[.E59])">
            <text:p/>
          </table:table-cell>
          <table:table-cell table:style-name="ce6" table:formula="of:=IF([.A59]&lt;&gt;&quot;&quot;; COUNTIF([.$C$1:.$C$10000];CONCATENATE(&quot;=&quot;;[.A59]));0)" office:value-type="float" office:value="0" calcext:value-type="float">
            <text:p>0</text:p>
          </table:table-cell>
          <table:table-cell table:style-name="ce6" table:formula="of:=IF([.A59]&lt;&gt;&quot;&quot;;SUMIF([.$C$1:.$C$10000];CONCATENATE(&quot;=&quot;;[.A59]);[.$D$1:.$D$10000]);0)" office:value-type="float" office:value="0" calcext:value-type="float">
            <text:p>0</text:p>
          </table:table-cell>
          <table:table-cell table:style-name="ce7" table:formula="of:=IF([.D59]&lt;&gt;&quot;&quot;;[.J$1]+(NOW()-[.J$1])*(1/[.D5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0]=0;[.F60]=0);&quot;&quot;;[.F60]/[.E60])">
            <text:p/>
          </table:table-cell>
          <table:table-cell table:style-name="ce6" table:formula="of:=IF([.A60]&lt;&gt;&quot;&quot;; COUNTIF([.$C$1:.$C$10000];CONCATENATE(&quot;=&quot;;[.A60]));0)" office:value-type="float" office:value="0" calcext:value-type="float">
            <text:p>0</text:p>
          </table:table-cell>
          <table:table-cell table:style-name="ce6" table:formula="of:=IF([.A60]&lt;&gt;&quot;&quot;;SUMIF([.$C$1:.$C$10000];CONCATENATE(&quot;=&quot;;[.A60]);[.$D$1:.$D$10000]);0)" office:value-type="float" office:value="0" calcext:value-type="float">
            <text:p>0</text:p>
          </table:table-cell>
          <table:table-cell table:style-name="ce7" table:formula="of:=IF([.D60]&lt;&gt;&quot;&quot;;[.J$1]+(NOW()-[.J$1])*(1/[.D6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1]=0;[.F61]=0);&quot;&quot;;[.F61]/[.E61])">
            <text:p/>
          </table:table-cell>
          <table:table-cell table:style-name="ce6" table:formula="of:=IF([.A61]&lt;&gt;&quot;&quot;; COUNTIF([.$C$1:.$C$10000];CONCATENATE(&quot;=&quot;;[.A61]));0)" office:value-type="float" office:value="0" calcext:value-type="float">
            <text:p>0</text:p>
          </table:table-cell>
          <table:table-cell table:style-name="ce6" table:formula="of:=IF([.A61]&lt;&gt;&quot;&quot;;SUMIF([.$C$1:.$C$10000];CONCATENATE(&quot;=&quot;;[.A61]);[.$D$1:.$D$10000]);0)" office:value-type="float" office:value="0" calcext:value-type="float">
            <text:p>0</text:p>
          </table:table-cell>
          <table:table-cell table:style-name="ce7" table:formula="of:=IF([.D61]&lt;&gt;&quot;&quot;;[.J$1]+(NOW()-[.J$1])*(1/[.D6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2]=0;[.F62]=0);&quot;&quot;;[.F62]/[.E62])">
            <text:p/>
          </table:table-cell>
          <table:table-cell table:style-name="ce6" table:formula="of:=IF([.A62]&lt;&gt;&quot;&quot;; COUNTIF([.$C$1:.$C$10000];CONCATENATE(&quot;=&quot;;[.A62]));0)" office:value-type="float" office:value="0" calcext:value-type="float">
            <text:p>0</text:p>
          </table:table-cell>
          <table:table-cell table:style-name="ce6" table:formula="of:=IF([.A62]&lt;&gt;&quot;&quot;;SUMIF([.$C$1:.$C$10000];CONCATENATE(&quot;=&quot;;[.A62]);[.$D$1:.$D$10000]);0)" office:value-type="float" office:value="0" calcext:value-type="float">
            <text:p>0</text:p>
          </table:table-cell>
          <table:table-cell table:style-name="ce7" table:formula="of:=IF([.D62]&lt;&gt;&quot;&quot;;[.J$1]+(NOW()-[.J$1])*(1/[.D6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3]=0;[.F63]=0);&quot;&quot;;[.F63]/[.E63])">
            <text:p/>
          </table:table-cell>
          <table:table-cell table:style-name="ce6" table:formula="of:=IF([.A63]&lt;&gt;&quot;&quot;; COUNTIF([.$C$1:.$C$10000];CONCATENATE(&quot;=&quot;;[.A63]));0)" office:value-type="float" office:value="0" calcext:value-type="float">
            <text:p>0</text:p>
          </table:table-cell>
          <table:table-cell table:style-name="ce6" table:formula="of:=IF([.A63]&lt;&gt;&quot;&quot;;SUMIF([.$C$1:.$C$10000];CONCATENATE(&quot;=&quot;;[.A63]);[.$D$1:.$D$10000]);0)" office:value-type="float" office:value="0" calcext:value-type="float">
            <text:p>0</text:p>
          </table:table-cell>
          <table:table-cell table:style-name="ce7" table:formula="of:=IF([.D63]&lt;&gt;&quot;&quot;;[.J$1]+(NOW()-[.J$1])*(1/[.D6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4]=0;[.F64]=0);&quot;&quot;;[.F64]/[.E64])">
            <text:p/>
          </table:table-cell>
          <table:table-cell table:style-name="ce6" table:formula="of:=IF([.A64]&lt;&gt;&quot;&quot;; COUNTIF([.$C$1:.$C$10000];CONCATENATE(&quot;=&quot;;[.A64]));0)" office:value-type="float" office:value="0" calcext:value-type="float">
            <text:p>0</text:p>
          </table:table-cell>
          <table:table-cell table:style-name="ce6" table:formula="of:=IF([.A64]&lt;&gt;&quot;&quot;;SUMIF([.$C$1:.$C$10000];CONCATENATE(&quot;=&quot;;[.A64]);[.$D$1:.$D$10000]);0)" office:value-type="float" office:value="0" calcext:value-type="float">
            <text:p>0</text:p>
          </table:table-cell>
          <table:table-cell table:style-name="ce7" table:formula="of:=IF([.D64]&lt;&gt;&quot;&quot;;[.J$1]+(NOW()-[.J$1])*(1/[.D6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5]=0;[.F65]=0);&quot;&quot;;[.F65]/[.E65])">
            <text:p/>
          </table:table-cell>
          <table:table-cell table:style-name="ce6" table:formula="of:=IF([.A65]&lt;&gt;&quot;&quot;; COUNTIF([.$C$1:.$C$10000];CONCATENATE(&quot;=&quot;;[.A65]));0)" office:value-type="float" office:value="0" calcext:value-type="float">
            <text:p>0</text:p>
          </table:table-cell>
          <table:table-cell table:style-name="ce6" table:formula="of:=IF([.A65]&lt;&gt;&quot;&quot;;SUMIF([.$C$1:.$C$10000];CONCATENATE(&quot;=&quot;;[.A65]);[.$D$1:.$D$10000]);0)" office:value-type="float" office:value="0" calcext:value-type="float">
            <text:p>0</text:p>
          </table:table-cell>
          <table:table-cell table:style-name="ce7" table:formula="of:=IF([.D65]&lt;&gt;&quot;&quot;;[.J$1]+(NOW()-[.J$1])*(1/[.D6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6]=0;[.F66]=0);&quot;&quot;;[.F66]/[.E66])">
            <text:p/>
          </table:table-cell>
          <table:table-cell table:style-name="ce6" table:formula="of:=IF([.A66]&lt;&gt;&quot;&quot;; COUNTIF([.$C$1:.$C$10000];CONCATENATE(&quot;=&quot;;[.A66]));0)" office:value-type="float" office:value="0" calcext:value-type="float">
            <text:p>0</text:p>
          </table:table-cell>
          <table:table-cell table:style-name="ce6" table:formula="of:=IF([.A66]&lt;&gt;&quot;&quot;;SUMIF([.$C$1:.$C$10000];CONCATENATE(&quot;=&quot;;[.A66]);[.$D$1:.$D$10000]);0)" office:value-type="float" office:value="0" calcext:value-type="float">
            <text:p>0</text:p>
          </table:table-cell>
          <table:table-cell table:style-name="ce7" table:formula="of:=IF([.D66]&lt;&gt;&quot;&quot;;[.J$1]+(NOW()-[.J$1])*(1/[.D6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7]=0;[.F67]=0);&quot;&quot;;[.F67]/[.E67])">
            <text:p/>
          </table:table-cell>
          <table:table-cell table:style-name="ce6" table:formula="of:=IF([.A67]&lt;&gt;&quot;&quot;; COUNTIF([.$C$1:.$C$10000];CONCATENATE(&quot;=&quot;;[.A67]));0)" office:value-type="float" office:value="0" calcext:value-type="float">
            <text:p>0</text:p>
          </table:table-cell>
          <table:table-cell table:style-name="ce6" table:formula="of:=IF([.A67]&lt;&gt;&quot;&quot;;SUMIF([.$C$1:.$C$10000];CONCATENATE(&quot;=&quot;;[.A67]);[.$D$1:.$D$10000]);0)" office:value-type="float" office:value="0" calcext:value-type="float">
            <text:p>0</text:p>
          </table:table-cell>
          <table:table-cell table:style-name="ce7" table:formula="of:=IF([.D67]&lt;&gt;&quot;&quot;;[.J$1]+(NOW()-[.J$1])*(1/[.D6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8]=0;[.F68]=0);&quot;&quot;;[.F68]/[.E68])">
            <text:p/>
          </table:table-cell>
          <table:table-cell table:style-name="ce6" table:formula="of:=IF([.A68]&lt;&gt;&quot;&quot;; COUNTIF([.$C$1:.$C$10000];CONCATENATE(&quot;=&quot;;[.A68]));0)" office:value-type="float" office:value="0" calcext:value-type="float">
            <text:p>0</text:p>
          </table:table-cell>
          <table:table-cell table:style-name="ce6" table:formula="of:=IF([.A68]&lt;&gt;&quot;&quot;;SUMIF([.$C$1:.$C$10000];CONCATENATE(&quot;=&quot;;[.A68]);[.$D$1:.$D$10000]);0)" office:value-type="float" office:value="0" calcext:value-type="float">
            <text:p>0</text:p>
          </table:table-cell>
          <table:table-cell table:style-name="ce7" table:formula="of:=IF([.D68]&lt;&gt;&quot;&quot;;[.J$1]+(NOW()-[.J$1])*(1/[.D6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69]=0;[.F69]=0);&quot;&quot;;[.F69]/[.E69])">
            <text:p/>
          </table:table-cell>
          <table:table-cell table:style-name="ce6" table:formula="of:=IF([.A69]&lt;&gt;&quot;&quot;; COUNTIF([.$C$1:.$C$10000];CONCATENATE(&quot;=&quot;;[.A69]));0)" office:value-type="float" office:value="0" calcext:value-type="float">
            <text:p>0</text:p>
          </table:table-cell>
          <table:table-cell table:style-name="ce6" table:formula="of:=IF([.A69]&lt;&gt;&quot;&quot;;SUMIF([.$C$1:.$C$10000];CONCATENATE(&quot;=&quot;;[.A69]);[.$D$1:.$D$10000]);0)" office:value-type="float" office:value="0" calcext:value-type="float">
            <text:p>0</text:p>
          </table:table-cell>
          <table:table-cell table:style-name="ce7" table:formula="of:=IF([.D69]&lt;&gt;&quot;&quot;;[.J$1]+(NOW()-[.J$1])*(1/[.D6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0]=0;[.F70]=0);&quot;&quot;;[.F70]/[.E70])">
            <text:p/>
          </table:table-cell>
          <table:table-cell table:style-name="ce6" table:formula="of:=IF([.A70]&lt;&gt;&quot;&quot;; COUNTIF([.$C$1:.$C$10000];CONCATENATE(&quot;=&quot;;[.A70]));0)" office:value-type="float" office:value="0" calcext:value-type="float">
            <text:p>0</text:p>
          </table:table-cell>
          <table:table-cell table:style-name="ce6" table:formula="of:=IF([.A70]&lt;&gt;&quot;&quot;;SUMIF([.$C$1:.$C$10000];CONCATENATE(&quot;=&quot;;[.A70]);[.$D$1:.$D$10000]);0)" office:value-type="float" office:value="0" calcext:value-type="float">
            <text:p>0</text:p>
          </table:table-cell>
          <table:table-cell table:style-name="ce7" table:formula="of:=IF([.D70]&lt;&gt;&quot;&quot;;[.J$1]+(NOW()-[.J$1])*(1/[.D7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1]=0;[.F71]=0);&quot;&quot;;[.F71]/[.E71])">
            <text:p/>
          </table:table-cell>
          <table:table-cell table:style-name="ce6" table:formula="of:=IF([.A71]&lt;&gt;&quot;&quot;; COUNTIF([.$C$1:.$C$10000];CONCATENATE(&quot;=&quot;;[.A71]));0)" office:value-type="float" office:value="0" calcext:value-type="float">
            <text:p>0</text:p>
          </table:table-cell>
          <table:table-cell table:style-name="ce6" table:formula="of:=IF([.A71]&lt;&gt;&quot;&quot;;SUMIF([.$C$1:.$C$10000];CONCATENATE(&quot;=&quot;;[.A71]);[.$D$1:.$D$10000]);0)" office:value-type="float" office:value="0" calcext:value-type="float">
            <text:p>0</text:p>
          </table:table-cell>
          <table:table-cell table:style-name="ce7" table:formula="of:=IF([.D71]&lt;&gt;&quot;&quot;;[.J$1]+(NOW()-[.J$1])*(1/[.D7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2]=0;[.F72]=0);&quot;&quot;;[.F72]/[.E72])">
            <text:p/>
          </table:table-cell>
          <table:table-cell table:style-name="ce6" table:formula="of:=IF([.A72]&lt;&gt;&quot;&quot;; COUNTIF([.$C$1:.$C$10000];CONCATENATE(&quot;=&quot;;[.A72]));0)" office:value-type="float" office:value="0" calcext:value-type="float">
            <text:p>0</text:p>
          </table:table-cell>
          <table:table-cell table:style-name="ce6" table:formula="of:=IF([.A72]&lt;&gt;&quot;&quot;;SUMIF([.$C$1:.$C$10000];CONCATENATE(&quot;=&quot;;[.A72]);[.$D$1:.$D$10000]);0)" office:value-type="float" office:value="0" calcext:value-type="float">
            <text:p>0</text:p>
          </table:table-cell>
          <table:table-cell table:style-name="ce7" table:formula="of:=IF([.D72]&lt;&gt;&quot;&quot;;[.J$1]+(NOW()-[.J$1])*(1/[.D7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3]=0;[.F73]=0);&quot;&quot;;[.F73]/[.E73])">
            <text:p/>
          </table:table-cell>
          <table:table-cell table:style-name="ce6" table:formula="of:=IF([.A73]&lt;&gt;&quot;&quot;; COUNTIF([.$C$1:.$C$10000];CONCATENATE(&quot;=&quot;;[.A73]));0)" office:value-type="float" office:value="0" calcext:value-type="float">
            <text:p>0</text:p>
          </table:table-cell>
          <table:table-cell table:style-name="ce6" table:formula="of:=IF([.A73]&lt;&gt;&quot;&quot;;SUMIF([.$C$1:.$C$10000];CONCATENATE(&quot;=&quot;;[.A73]);[.$D$1:.$D$10000]);0)" office:value-type="float" office:value="0" calcext:value-type="float">
            <text:p>0</text:p>
          </table:table-cell>
          <table:table-cell table:style-name="ce7" table:formula="of:=IF([.D73]&lt;&gt;&quot;&quot;;[.J$1]+(NOW()-[.J$1])*(1/[.D7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4]=0;[.F74]=0);&quot;&quot;;[.F74]/[.E74])">
            <text:p/>
          </table:table-cell>
          <table:table-cell table:style-name="ce6" table:formula="of:=IF([.A74]&lt;&gt;&quot;&quot;; COUNTIF([.$C$1:.$C$10000];CONCATENATE(&quot;=&quot;;[.A74]));0)" office:value-type="float" office:value="0" calcext:value-type="float">
            <text:p>0</text:p>
          </table:table-cell>
          <table:table-cell table:style-name="ce6" table:formula="of:=IF([.A74]&lt;&gt;&quot;&quot;;SUMIF([.$C$1:.$C$10000];CONCATENATE(&quot;=&quot;;[.A74]);[.$D$1:.$D$10000]);0)" office:value-type="float" office:value="0" calcext:value-type="float">
            <text:p>0</text:p>
          </table:table-cell>
          <table:table-cell table:style-name="ce7" table:formula="of:=IF([.D74]&lt;&gt;&quot;&quot;;[.J$1]+(NOW()-[.J$1])*(1/[.D7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5]=0;[.F75]=0);&quot;&quot;;[.F75]/[.E75])">
            <text:p/>
          </table:table-cell>
          <table:table-cell table:style-name="ce6" table:formula="of:=IF([.A75]&lt;&gt;&quot;&quot;; COUNTIF([.$C$1:.$C$10000];CONCATENATE(&quot;=&quot;;[.A75]));0)" office:value-type="float" office:value="0" calcext:value-type="float">
            <text:p>0</text:p>
          </table:table-cell>
          <table:table-cell table:style-name="ce6" table:formula="of:=IF([.A75]&lt;&gt;&quot;&quot;;SUMIF([.$C$1:.$C$10000];CONCATENATE(&quot;=&quot;;[.A75]);[.$D$1:.$D$10000]);0)" office:value-type="float" office:value="0" calcext:value-type="float">
            <text:p>0</text:p>
          </table:table-cell>
          <table:table-cell table:style-name="ce7" table:formula="of:=IF([.D75]&lt;&gt;&quot;&quot;;[.J$1]+(NOW()-[.J$1])*(1/[.D7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6]=0;[.F76]=0);&quot;&quot;;[.F76]/[.E76])">
            <text:p/>
          </table:table-cell>
          <table:table-cell table:style-name="ce6" table:formula="of:=IF([.A76]&lt;&gt;&quot;&quot;; COUNTIF([.$C$1:.$C$10000];CONCATENATE(&quot;=&quot;;[.A76]));0)" office:value-type="float" office:value="0" calcext:value-type="float">
            <text:p>0</text:p>
          </table:table-cell>
          <table:table-cell table:style-name="ce6" table:formula="of:=IF([.A76]&lt;&gt;&quot;&quot;;SUMIF([.$C$1:.$C$10000];CONCATENATE(&quot;=&quot;;[.A76]);[.$D$1:.$D$10000]);0)" office:value-type="float" office:value="0" calcext:value-type="float">
            <text:p>0</text:p>
          </table:table-cell>
          <table:table-cell table:style-name="ce7" table:formula="of:=IF([.D76]&lt;&gt;&quot;&quot;;[.J$1]+(NOW()-[.J$1])*(1/[.D7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7]=0;[.F77]=0);&quot;&quot;;[.F77]/[.E77])">
            <text:p/>
          </table:table-cell>
          <table:table-cell table:style-name="ce6" table:formula="of:=IF([.A77]&lt;&gt;&quot;&quot;; COUNTIF([.$C$1:.$C$10000];CONCATENATE(&quot;=&quot;;[.A77]));0)" office:value-type="float" office:value="0" calcext:value-type="float">
            <text:p>0</text:p>
          </table:table-cell>
          <table:table-cell table:style-name="ce6" table:formula="of:=IF([.A77]&lt;&gt;&quot;&quot;;SUMIF([.$C$1:.$C$10000];CONCATENATE(&quot;=&quot;;[.A77]);[.$D$1:.$D$10000]);0)" office:value-type="float" office:value="0" calcext:value-type="float">
            <text:p>0</text:p>
          </table:table-cell>
          <table:table-cell table:style-name="ce7" table:formula="of:=IF([.D77]&lt;&gt;&quot;&quot;;[.J$1]+(NOW()-[.J$1])*(1/[.D7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8]=0;[.F78]=0);&quot;&quot;;[.F78]/[.E78])">
            <text:p/>
          </table:table-cell>
          <table:table-cell table:style-name="ce6" table:formula="of:=IF([.A78]&lt;&gt;&quot;&quot;; COUNTIF([.$C$1:.$C$10000];CONCATENATE(&quot;=&quot;;[.A78]));0)" office:value-type="float" office:value="0" calcext:value-type="float">
            <text:p>0</text:p>
          </table:table-cell>
          <table:table-cell table:style-name="ce6" table:formula="of:=IF([.A78]&lt;&gt;&quot;&quot;;SUMIF([.$C$1:.$C$10000];CONCATENATE(&quot;=&quot;;[.A78]);[.$D$1:.$D$10000]);0)" office:value-type="float" office:value="0" calcext:value-type="float">
            <text:p>0</text:p>
          </table:table-cell>
          <table:table-cell table:style-name="ce7" table:formula="of:=IF([.D78]&lt;&gt;&quot;&quot;;[.J$1]+(NOW()-[.J$1])*(1/[.D7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79]=0;[.F79]=0);&quot;&quot;;[.F79]/[.E79])">
            <text:p/>
          </table:table-cell>
          <table:table-cell table:style-name="ce6" table:formula="of:=IF([.A79]&lt;&gt;&quot;&quot;; COUNTIF([.$C$1:.$C$10000];CONCATENATE(&quot;=&quot;;[.A79]));0)" office:value-type="float" office:value="0" calcext:value-type="float">
            <text:p>0</text:p>
          </table:table-cell>
          <table:table-cell table:style-name="ce6" table:formula="of:=IF([.A79]&lt;&gt;&quot;&quot;;SUMIF([.$C$1:.$C$10000];CONCATENATE(&quot;=&quot;;[.A79]);[.$D$1:.$D$10000]);0)" office:value-type="float" office:value="0" calcext:value-type="float">
            <text:p>0</text:p>
          </table:table-cell>
          <table:table-cell table:style-name="ce7" table:formula="of:=IF([.D79]&lt;&gt;&quot;&quot;;[.J$1]+(NOW()-[.J$1])*(1/[.D7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0]=0;[.F80]=0);&quot;&quot;;[.F80]/[.E80])">
            <text:p/>
          </table:table-cell>
          <table:table-cell table:style-name="ce6" table:formula="of:=IF([.A80]&lt;&gt;&quot;&quot;; COUNTIF([.$C$1:.$C$10000];CONCATENATE(&quot;=&quot;;[.A80]));0)" office:value-type="float" office:value="0" calcext:value-type="float">
            <text:p>0</text:p>
          </table:table-cell>
          <table:table-cell table:style-name="ce6" table:formula="of:=IF([.A80]&lt;&gt;&quot;&quot;;SUMIF([.$C$1:.$C$10000];CONCATENATE(&quot;=&quot;;[.A80]);[.$D$1:.$D$10000]);0)" office:value-type="float" office:value="0" calcext:value-type="float">
            <text:p>0</text:p>
          </table:table-cell>
          <table:table-cell table:style-name="ce7" table:formula="of:=IF([.D80]&lt;&gt;&quot;&quot;;[.J$1]+(NOW()-[.J$1])*(1/[.D8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1]=0;[.F81]=0);&quot;&quot;;[.F81]/[.E81])">
            <text:p/>
          </table:table-cell>
          <table:table-cell table:style-name="ce6" table:formula="of:=IF([.A81]&lt;&gt;&quot;&quot;; COUNTIF([.$C$1:.$C$10000];CONCATENATE(&quot;=&quot;;[.A81]));0)" office:value-type="float" office:value="0" calcext:value-type="float">
            <text:p>0</text:p>
          </table:table-cell>
          <table:table-cell table:style-name="ce6" table:formula="of:=IF([.A81]&lt;&gt;&quot;&quot;;SUMIF([.$C$1:.$C$10000];CONCATENATE(&quot;=&quot;;[.A81]);[.$D$1:.$D$10000]);0)" office:value-type="float" office:value="0" calcext:value-type="float">
            <text:p>0</text:p>
          </table:table-cell>
          <table:table-cell table:style-name="ce7" table:formula="of:=IF([.D81]&lt;&gt;&quot;&quot;;[.J$1]+(NOW()-[.J$1])*(1/[.D8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2]=0;[.F82]=0);&quot;&quot;;[.F82]/[.E82])">
            <text:p/>
          </table:table-cell>
          <table:table-cell table:style-name="ce6" table:formula="of:=IF([.A82]&lt;&gt;&quot;&quot;; COUNTIF([.$C$1:.$C$10000];CONCATENATE(&quot;=&quot;;[.A82]));0)" office:value-type="float" office:value="0" calcext:value-type="float">
            <text:p>0</text:p>
          </table:table-cell>
          <table:table-cell table:style-name="ce6" table:formula="of:=IF([.A82]&lt;&gt;&quot;&quot;;SUMIF([.$C$1:.$C$10000];CONCATENATE(&quot;=&quot;;[.A82]);[.$D$1:.$D$10000]);0)" office:value-type="float" office:value="0" calcext:value-type="float">
            <text:p>0</text:p>
          </table:table-cell>
          <table:table-cell table:style-name="ce7" table:formula="of:=IF([.D82]&lt;&gt;&quot;&quot;;[.J$1]+(NOW()-[.J$1])*(1/[.D8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3]=0;[.F83]=0);&quot;&quot;;[.F83]/[.E83])">
            <text:p/>
          </table:table-cell>
          <table:table-cell table:style-name="ce6" table:formula="of:=IF([.A83]&lt;&gt;&quot;&quot;; COUNTIF([.$C$1:.$C$10000];CONCATENATE(&quot;=&quot;;[.A83]));0)" office:value-type="float" office:value="0" calcext:value-type="float">
            <text:p>0</text:p>
          </table:table-cell>
          <table:table-cell table:style-name="ce6" table:formula="of:=IF([.A83]&lt;&gt;&quot;&quot;;SUMIF([.$C$1:.$C$10000];CONCATENATE(&quot;=&quot;;[.A83]);[.$D$1:.$D$10000]);0)" office:value-type="float" office:value="0" calcext:value-type="float">
            <text:p>0</text:p>
          </table:table-cell>
          <table:table-cell table:style-name="ce7" table:formula="of:=IF([.D83]&lt;&gt;&quot;&quot;;[.J$1]+(NOW()-[.J$1])*(1/[.D8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4]=0;[.F84]=0);&quot;&quot;;[.F84]/[.E84])">
            <text:p/>
          </table:table-cell>
          <table:table-cell table:style-name="ce6" table:formula="of:=IF([.A84]&lt;&gt;&quot;&quot;; COUNTIF([.$C$1:.$C$10000];CONCATENATE(&quot;=&quot;;[.A84]));0)" office:value-type="float" office:value="0" calcext:value-type="float">
            <text:p>0</text:p>
          </table:table-cell>
          <table:table-cell table:style-name="ce6" table:formula="of:=IF([.A84]&lt;&gt;&quot;&quot;;SUMIF([.$C$1:.$C$10000];CONCATENATE(&quot;=&quot;;[.A84]);[.$D$1:.$D$10000]);0)" office:value-type="float" office:value="0" calcext:value-type="float">
            <text:p>0</text:p>
          </table:table-cell>
          <table:table-cell table:style-name="ce7" table:formula="of:=IF([.D84]&lt;&gt;&quot;&quot;;[.J$1]+(NOW()-[.J$1])*(1/[.D8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5]=0;[.F85]=0);&quot;&quot;;[.F85]/[.E85])">
            <text:p/>
          </table:table-cell>
          <table:table-cell table:style-name="ce6" table:formula="of:=IF([.A85]&lt;&gt;&quot;&quot;; COUNTIF([.$C$1:.$C$10000];CONCATENATE(&quot;=&quot;;[.A85]));0)" office:value-type="float" office:value="0" calcext:value-type="float">
            <text:p>0</text:p>
          </table:table-cell>
          <table:table-cell table:style-name="ce6" table:formula="of:=IF([.A85]&lt;&gt;&quot;&quot;;SUMIF([.$C$1:.$C$10000];CONCATENATE(&quot;=&quot;;[.A85]);[.$D$1:.$D$10000]);0)" office:value-type="float" office:value="0" calcext:value-type="float">
            <text:p>0</text:p>
          </table:table-cell>
          <table:table-cell table:style-name="ce7" table:formula="of:=IF([.D85]&lt;&gt;&quot;&quot;;[.J$1]+(NOW()-[.J$1])*(1/[.D8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6]=0;[.F86]=0);&quot;&quot;;[.F86]/[.E86])">
            <text:p/>
          </table:table-cell>
          <table:table-cell table:style-name="ce6" table:formula="of:=IF([.A86]&lt;&gt;&quot;&quot;; COUNTIF([.$C$1:.$C$10000];CONCATENATE(&quot;=&quot;;[.A86]));0)" office:value-type="float" office:value="0" calcext:value-type="float">
            <text:p>0</text:p>
          </table:table-cell>
          <table:table-cell table:style-name="ce6" table:formula="of:=IF([.A86]&lt;&gt;&quot;&quot;;SUMIF([.$C$1:.$C$10000];CONCATENATE(&quot;=&quot;;[.A86]);[.$D$1:.$D$10000]);0)" office:value-type="float" office:value="0" calcext:value-type="float">
            <text:p>0</text:p>
          </table:table-cell>
          <table:table-cell table:style-name="ce7" table:formula="of:=IF([.D86]&lt;&gt;&quot;&quot;;[.J$1]+(NOW()-[.J$1])*(1/[.D8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7]=0;[.F87]=0);&quot;&quot;;[.F87]/[.E87])">
            <text:p/>
          </table:table-cell>
          <table:table-cell table:style-name="ce6" table:formula="of:=IF([.A87]&lt;&gt;&quot;&quot;; COUNTIF([.$C$1:.$C$10000];CONCATENATE(&quot;=&quot;;[.A87]));0)" office:value-type="float" office:value="0" calcext:value-type="float">
            <text:p>0</text:p>
          </table:table-cell>
          <table:table-cell table:style-name="ce6" table:formula="of:=IF([.A87]&lt;&gt;&quot;&quot;;SUMIF([.$C$1:.$C$10000];CONCATENATE(&quot;=&quot;;[.A87]);[.$D$1:.$D$10000]);0)" office:value-type="float" office:value="0" calcext:value-type="float">
            <text:p>0</text:p>
          </table:table-cell>
          <table:table-cell table:style-name="ce7" table:formula="of:=IF([.D87]&lt;&gt;&quot;&quot;;[.J$1]+(NOW()-[.J$1])*(1/[.D8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8]=0;[.F88]=0);&quot;&quot;;[.F88]/[.E88])">
            <text:p/>
          </table:table-cell>
          <table:table-cell table:style-name="ce6" table:formula="of:=IF([.A88]&lt;&gt;&quot;&quot;; COUNTIF([.$C$1:.$C$10000];CONCATENATE(&quot;=&quot;;[.A88]));0)" office:value-type="float" office:value="0" calcext:value-type="float">
            <text:p>0</text:p>
          </table:table-cell>
          <table:table-cell table:style-name="ce6" table:formula="of:=IF([.A88]&lt;&gt;&quot;&quot;;SUMIF([.$C$1:.$C$10000];CONCATENATE(&quot;=&quot;;[.A88]);[.$D$1:.$D$10000]);0)" office:value-type="float" office:value="0" calcext:value-type="float">
            <text:p>0</text:p>
          </table:table-cell>
          <table:table-cell table:style-name="ce7" table:formula="of:=IF([.D88]&lt;&gt;&quot;&quot;;[.J$1]+(NOW()-[.J$1])*(1/[.D8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89]=0;[.F89]=0);&quot;&quot;;[.F89]/[.E89])">
            <text:p/>
          </table:table-cell>
          <table:table-cell table:style-name="ce6" table:formula="of:=IF([.A89]&lt;&gt;&quot;&quot;; COUNTIF([.$C$1:.$C$10000];CONCATENATE(&quot;=&quot;;[.A89]));0)" office:value-type="float" office:value="0" calcext:value-type="float">
            <text:p>0</text:p>
          </table:table-cell>
          <table:table-cell table:style-name="ce6" table:formula="of:=IF([.A89]&lt;&gt;&quot;&quot;;SUMIF([.$C$1:.$C$10000];CONCATENATE(&quot;=&quot;;[.A89]);[.$D$1:.$D$10000]);0)" office:value-type="float" office:value="0" calcext:value-type="float">
            <text:p>0</text:p>
          </table:table-cell>
          <table:table-cell table:style-name="ce7" table:formula="of:=IF([.D89]&lt;&gt;&quot;&quot;;[.J$1]+(NOW()-[.J$1])*(1/[.D8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0]=0;[.F90]=0);&quot;&quot;;[.F90]/[.E90])">
            <text:p/>
          </table:table-cell>
          <table:table-cell table:style-name="ce6" table:formula="of:=IF([.A90]&lt;&gt;&quot;&quot;; COUNTIF([.$C$1:.$C$10000];CONCATENATE(&quot;=&quot;;[.A90]));0)" office:value-type="float" office:value="0" calcext:value-type="float">
            <text:p>0</text:p>
          </table:table-cell>
          <table:table-cell table:style-name="ce6" table:formula="of:=IF([.A90]&lt;&gt;&quot;&quot;;SUMIF([.$C$1:.$C$10000];CONCATENATE(&quot;=&quot;;[.A90]);[.$D$1:.$D$10000]);0)" office:value-type="float" office:value="0" calcext:value-type="float">
            <text:p>0</text:p>
          </table:table-cell>
          <table:table-cell table:style-name="ce7" table:formula="of:=IF([.D90]&lt;&gt;&quot;&quot;;[.J$1]+(NOW()-[.J$1])*(1/[.D9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1]=0;[.F91]=0);&quot;&quot;;[.F91]/[.E91])">
            <text:p/>
          </table:table-cell>
          <table:table-cell table:style-name="ce6" table:formula="of:=IF([.A91]&lt;&gt;&quot;&quot;; COUNTIF([.$C$1:.$C$10000];CONCATENATE(&quot;=&quot;;[.A91]));0)" office:value-type="float" office:value="0" calcext:value-type="float">
            <text:p>0</text:p>
          </table:table-cell>
          <table:table-cell table:style-name="ce6" table:formula="of:=IF([.A91]&lt;&gt;&quot;&quot;;SUMIF([.$C$1:.$C$10000];CONCATENATE(&quot;=&quot;;[.A91]);[.$D$1:.$D$10000]);0)" office:value-type="float" office:value="0" calcext:value-type="float">
            <text:p>0</text:p>
          </table:table-cell>
          <table:table-cell table:style-name="ce7" table:formula="of:=IF([.D91]&lt;&gt;&quot;&quot;;[.J$1]+(NOW()-[.J$1])*(1/[.D9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2]=0;[.F92]=0);&quot;&quot;;[.F92]/[.E92])">
            <text:p/>
          </table:table-cell>
          <table:table-cell table:style-name="ce6" table:formula="of:=IF([.A92]&lt;&gt;&quot;&quot;; COUNTIF([.$C$1:.$C$10000];CONCATENATE(&quot;=&quot;;[.A92]));0)" office:value-type="float" office:value="0" calcext:value-type="float">
            <text:p>0</text:p>
          </table:table-cell>
          <table:table-cell table:style-name="ce6" table:formula="of:=IF([.A92]&lt;&gt;&quot;&quot;;SUMIF([.$C$1:.$C$10000];CONCATENATE(&quot;=&quot;;[.A92]);[.$D$1:.$D$10000]);0)" office:value-type="float" office:value="0" calcext:value-type="float">
            <text:p>0</text:p>
          </table:table-cell>
          <table:table-cell table:style-name="ce7" table:formula="of:=IF([.D92]&lt;&gt;&quot;&quot;;[.J$1]+(NOW()-[.J$1])*(1/[.D9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3]=0;[.F93]=0);&quot;&quot;;[.F93]/[.E93])">
            <text:p/>
          </table:table-cell>
          <table:table-cell table:style-name="ce6" table:formula="of:=IF([.A93]&lt;&gt;&quot;&quot;; COUNTIF([.$C$1:.$C$10000];CONCATENATE(&quot;=&quot;;[.A93]));0)" office:value-type="float" office:value="0" calcext:value-type="float">
            <text:p>0</text:p>
          </table:table-cell>
          <table:table-cell table:style-name="ce6" table:formula="of:=IF([.A93]&lt;&gt;&quot;&quot;;SUMIF([.$C$1:.$C$10000];CONCATENATE(&quot;=&quot;;[.A93]);[.$D$1:.$D$10000]);0)" office:value-type="float" office:value="0" calcext:value-type="float">
            <text:p>0</text:p>
          </table:table-cell>
          <table:table-cell table:style-name="ce7" table:formula="of:=IF([.D93]&lt;&gt;&quot;&quot;;[.J$1]+(NOW()-[.J$1])*(1/[.D9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4]=0;[.F94]=0);&quot;&quot;;[.F94]/[.E94])">
            <text:p/>
          </table:table-cell>
          <table:table-cell table:style-name="ce6" table:formula="of:=IF([.A94]&lt;&gt;&quot;&quot;; COUNTIF([.$C$1:.$C$10000];CONCATENATE(&quot;=&quot;;[.A94]));0)" office:value-type="float" office:value="0" calcext:value-type="float">
            <text:p>0</text:p>
          </table:table-cell>
          <table:table-cell table:style-name="ce6" table:formula="of:=IF([.A94]&lt;&gt;&quot;&quot;;SUMIF([.$C$1:.$C$10000];CONCATENATE(&quot;=&quot;;[.A94]);[.$D$1:.$D$10000]);0)" office:value-type="float" office:value="0" calcext:value-type="float">
            <text:p>0</text:p>
          </table:table-cell>
          <table:table-cell table:style-name="ce7" table:formula="of:=IF([.D94]&lt;&gt;&quot;&quot;;[.J$1]+(NOW()-[.J$1])*(1/[.D9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5]=0;[.F95]=0);&quot;&quot;;[.F95]/[.E95])">
            <text:p/>
          </table:table-cell>
          <table:table-cell table:style-name="ce6" table:formula="of:=IF([.A95]&lt;&gt;&quot;&quot;; COUNTIF([.$C$1:.$C$10000];CONCATENATE(&quot;=&quot;;[.A95]));0)" office:value-type="float" office:value="0" calcext:value-type="float">
            <text:p>0</text:p>
          </table:table-cell>
          <table:table-cell table:style-name="ce6" table:formula="of:=IF([.A95]&lt;&gt;&quot;&quot;;SUMIF([.$C$1:.$C$10000];CONCATENATE(&quot;=&quot;;[.A95]);[.$D$1:.$D$10000]);0)" office:value-type="float" office:value="0" calcext:value-type="float">
            <text:p>0</text:p>
          </table:table-cell>
          <table:table-cell table:style-name="ce7" table:formula="of:=IF([.D95]&lt;&gt;&quot;&quot;;[.J$1]+(NOW()-[.J$1])*(1/[.D9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6]=0;[.F96]=0);&quot;&quot;;[.F96]/[.E96])">
            <text:p/>
          </table:table-cell>
          <table:table-cell table:style-name="ce6" table:formula="of:=IF([.A96]&lt;&gt;&quot;&quot;; COUNTIF([.$C$1:.$C$10000];CONCATENATE(&quot;=&quot;;[.A96]));0)" office:value-type="float" office:value="0" calcext:value-type="float">
            <text:p>0</text:p>
          </table:table-cell>
          <table:table-cell table:style-name="ce6" table:formula="of:=IF([.A96]&lt;&gt;&quot;&quot;;SUMIF([.$C$1:.$C$10000];CONCATENATE(&quot;=&quot;;[.A96]);[.$D$1:.$D$10000]);0)" office:value-type="float" office:value="0" calcext:value-type="float">
            <text:p>0</text:p>
          </table:table-cell>
          <table:table-cell table:style-name="ce7" table:formula="of:=IF([.D96]&lt;&gt;&quot;&quot;;[.J$1]+(NOW()-[.J$1])*(1/[.D9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7]=0;[.F97]=0);&quot;&quot;;[.F97]/[.E97])">
            <text:p/>
          </table:table-cell>
          <table:table-cell table:style-name="ce6" table:formula="of:=IF([.A97]&lt;&gt;&quot;&quot;; COUNTIF([.$C$1:.$C$10000];CONCATENATE(&quot;=&quot;;[.A97]));0)" office:value-type="float" office:value="0" calcext:value-type="float">
            <text:p>0</text:p>
          </table:table-cell>
          <table:table-cell table:style-name="ce6" table:formula="of:=IF([.A97]&lt;&gt;&quot;&quot;;SUMIF([.$C$1:.$C$10000];CONCATENATE(&quot;=&quot;;[.A97]);[.$D$1:.$D$10000]);0)" office:value-type="float" office:value="0" calcext:value-type="float">
            <text:p>0</text:p>
          </table:table-cell>
          <table:table-cell table:style-name="ce7" table:formula="of:=IF([.D97]&lt;&gt;&quot;&quot;;[.J$1]+(NOW()-[.J$1])*(1/[.D9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8]=0;[.F98]=0);&quot;&quot;;[.F98]/[.E98])">
            <text:p/>
          </table:table-cell>
          <table:table-cell table:style-name="ce6" table:formula="of:=IF([.A98]&lt;&gt;&quot;&quot;; COUNTIF([.$C$1:.$C$10000];CONCATENATE(&quot;=&quot;;[.A98]));0)" office:value-type="float" office:value="0" calcext:value-type="float">
            <text:p>0</text:p>
          </table:table-cell>
          <table:table-cell table:style-name="ce6" table:formula="of:=IF([.A98]&lt;&gt;&quot;&quot;;SUMIF([.$C$1:.$C$10000];CONCATENATE(&quot;=&quot;;[.A98]);[.$D$1:.$D$10000]);0)" office:value-type="float" office:value="0" calcext:value-type="float">
            <text:p>0</text:p>
          </table:table-cell>
          <table:table-cell table:style-name="ce7" table:formula="of:=IF([.D98]&lt;&gt;&quot;&quot;;[.J$1]+(NOW()-[.J$1])*(1/[.D9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99]=0;[.F99]=0);&quot;&quot;;[.F99]/[.E99])">
            <text:p/>
          </table:table-cell>
          <table:table-cell table:style-name="ce6" table:formula="of:=IF([.A99]&lt;&gt;&quot;&quot;; COUNTIF([.$C$1:.$C$10000];CONCATENATE(&quot;=&quot;;[.A99]));0)" office:value-type="float" office:value="0" calcext:value-type="float">
            <text:p>0</text:p>
          </table:table-cell>
          <table:table-cell table:style-name="ce6" table:formula="of:=IF([.A99]&lt;&gt;&quot;&quot;;SUMIF([.$C$1:.$C$10000];CONCATENATE(&quot;=&quot;;[.A99]);[.$D$1:.$D$10000]);0)" office:value-type="float" office:value="0" calcext:value-type="float">
            <text:p>0</text:p>
          </table:table-cell>
          <table:table-cell table:style-name="ce7" table:formula="of:=IF([.D99]&lt;&gt;&quot;&quot;;[.J$1]+(NOW()-[.J$1])*(1/[.D9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0]=0;[.F100]=0);&quot;&quot;;[.F100]/[.E100])">
            <text:p/>
          </table:table-cell>
          <table:table-cell table:style-name="ce6" table:formula="of:=IF([.A100]&lt;&gt;&quot;&quot;; COUNTIF([.$C$1:.$C$10000];CONCATENATE(&quot;=&quot;;[.A100]));0)" office:value-type="float" office:value="0" calcext:value-type="float">
            <text:p>0</text:p>
          </table:table-cell>
          <table:table-cell table:style-name="ce6" table:formula="of:=IF([.A100]&lt;&gt;&quot;&quot;;SUMIF([.$C$1:.$C$10000];CONCATENATE(&quot;=&quot;;[.A100]);[.$D$1:.$D$10000]);0)" office:value-type="float" office:value="0" calcext:value-type="float">
            <text:p>0</text:p>
          </table:table-cell>
          <table:table-cell table:style-name="ce7" table:formula="of:=IF([.D100]&lt;&gt;&quot;&quot;;[.J$1]+(NOW()-[.J$1])*(1/[.D10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1]=0;[.F101]=0);&quot;&quot;;[.F101]/[.E101])">
            <text:p/>
          </table:table-cell>
          <table:table-cell table:style-name="ce6" table:formula="of:=IF([.A101]&lt;&gt;&quot;&quot;; COUNTIF([.$C$1:.$C$10000];CONCATENATE(&quot;=&quot;;[.A101]));0)" office:value-type="float" office:value="0" calcext:value-type="float">
            <text:p>0</text:p>
          </table:table-cell>
          <table:table-cell table:style-name="ce6" table:formula="of:=IF([.A101]&lt;&gt;&quot;&quot;;SUMIF([.$C$1:.$C$10000];CONCATENATE(&quot;=&quot;;[.A101]);[.$D$1:.$D$10000]);0)" office:value-type="float" office:value="0" calcext:value-type="float">
            <text:p>0</text:p>
          </table:table-cell>
          <table:table-cell table:style-name="ce7" table:formula="of:=IF([.D101]&lt;&gt;&quot;&quot;;[.J$1]+(NOW()-[.J$1])*(1/[.D10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2]=0;[.F102]=0);&quot;&quot;;[.F102]/[.E102])">
            <text:p/>
          </table:table-cell>
          <table:table-cell table:style-name="ce6" table:formula="of:=IF([.A102]&lt;&gt;&quot;&quot;; COUNTIF([.$C$1:.$C$10000];CONCATENATE(&quot;=&quot;;[.A102]));0)" office:value-type="float" office:value="0" calcext:value-type="float">
            <text:p>0</text:p>
          </table:table-cell>
          <table:table-cell table:style-name="ce6" table:formula="of:=IF([.A102]&lt;&gt;&quot;&quot;;SUMIF([.$C$1:.$C$10000];CONCATENATE(&quot;=&quot;;[.A102]);[.$D$1:.$D$10000]);0)" office:value-type="float" office:value="0" calcext:value-type="float">
            <text:p>0</text:p>
          </table:table-cell>
          <table:table-cell table:style-name="ce7" table:formula="of:=IF([.D102]&lt;&gt;&quot;&quot;;[.J$1]+(NOW()-[.J$1])*(1/[.D10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3]=0;[.F103]=0);&quot;&quot;;[.F103]/[.E103])">
            <text:p/>
          </table:table-cell>
          <table:table-cell table:style-name="ce6" table:formula="of:=IF([.A103]&lt;&gt;&quot;&quot;; COUNTIF([.$C$1:.$C$10000];CONCATENATE(&quot;=&quot;;[.A103]));0)" office:value-type="float" office:value="0" calcext:value-type="float">
            <text:p>0</text:p>
          </table:table-cell>
          <table:table-cell table:style-name="ce6" table:formula="of:=IF([.A103]&lt;&gt;&quot;&quot;;SUMIF([.$C$1:.$C$10000];CONCATENATE(&quot;=&quot;;[.A103]);[.$D$1:.$D$10000]);0)" office:value-type="float" office:value="0" calcext:value-type="float">
            <text:p>0</text:p>
          </table:table-cell>
          <table:table-cell table:style-name="ce7" table:formula="of:=IF([.D103]&lt;&gt;&quot;&quot;;[.J$1]+(NOW()-[.J$1])*(1/[.D10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4]=0;[.F104]=0);&quot;&quot;;[.F104]/[.E104])">
            <text:p/>
          </table:table-cell>
          <table:table-cell table:style-name="ce6" table:formula="of:=IF([.A104]&lt;&gt;&quot;&quot;; COUNTIF([.$C$1:.$C$10000];CONCATENATE(&quot;=&quot;;[.A104]));0)" office:value-type="float" office:value="0" calcext:value-type="float">
            <text:p>0</text:p>
          </table:table-cell>
          <table:table-cell table:style-name="ce6" table:formula="of:=IF([.A104]&lt;&gt;&quot;&quot;;SUMIF([.$C$1:.$C$10000];CONCATENATE(&quot;=&quot;;[.A104]);[.$D$1:.$D$10000]);0)" office:value-type="float" office:value="0" calcext:value-type="float">
            <text:p>0</text:p>
          </table:table-cell>
          <table:table-cell table:style-name="ce7" table:formula="of:=IF([.D104]&lt;&gt;&quot;&quot;;[.J$1]+(NOW()-[.J$1])*(1/[.D10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5]=0;[.F105]=0);&quot;&quot;;[.F105]/[.E105])">
            <text:p/>
          </table:table-cell>
          <table:table-cell table:style-name="ce6" table:formula="of:=IF([.A105]&lt;&gt;&quot;&quot;; COUNTIF([.$C$1:.$C$10000];CONCATENATE(&quot;=&quot;;[.A105]));0)" office:value-type="float" office:value="0" calcext:value-type="float">
            <text:p>0</text:p>
          </table:table-cell>
          <table:table-cell table:style-name="ce6" table:formula="of:=IF([.A105]&lt;&gt;&quot;&quot;;SUMIF([.$C$1:.$C$10000];CONCATENATE(&quot;=&quot;;[.A105]);[.$D$1:.$D$10000]);0)" office:value-type="float" office:value="0" calcext:value-type="float">
            <text:p>0</text:p>
          </table:table-cell>
          <table:table-cell table:style-name="ce7" table:formula="of:=IF([.D105]&lt;&gt;&quot;&quot;;[.J$1]+(NOW()-[.J$1])*(1/[.D10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6]=0;[.F106]=0);&quot;&quot;;[.F106]/[.E106])">
            <text:p/>
          </table:table-cell>
          <table:table-cell table:style-name="ce6" table:formula="of:=IF([.A106]&lt;&gt;&quot;&quot;; COUNTIF([.$C$1:.$C$10000];CONCATENATE(&quot;=&quot;;[.A106]));0)" office:value-type="float" office:value="0" calcext:value-type="float">
            <text:p>0</text:p>
          </table:table-cell>
          <table:table-cell table:style-name="ce6" table:formula="of:=IF([.A106]&lt;&gt;&quot;&quot;;SUMIF([.$C$1:.$C$10000];CONCATENATE(&quot;=&quot;;[.A106]);[.$D$1:.$D$10000]);0)" office:value-type="float" office:value="0" calcext:value-type="float">
            <text:p>0</text:p>
          </table:table-cell>
          <table:table-cell table:style-name="ce7" table:formula="of:=IF([.D106]&lt;&gt;&quot;&quot;;[.J$1]+(NOW()-[.J$1])*(1/[.D10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7]=0;[.F107]=0);&quot;&quot;;[.F107]/[.E107])">
            <text:p/>
          </table:table-cell>
          <table:table-cell table:style-name="ce6" table:formula="of:=IF([.A107]&lt;&gt;&quot;&quot;; COUNTIF([.$C$1:.$C$10000];CONCATENATE(&quot;=&quot;;[.A107]));0)" office:value-type="float" office:value="0" calcext:value-type="float">
            <text:p>0</text:p>
          </table:table-cell>
          <table:table-cell table:style-name="ce6" table:formula="of:=IF([.A107]&lt;&gt;&quot;&quot;;SUMIF([.$C$1:.$C$10000];CONCATENATE(&quot;=&quot;;[.A107]);[.$D$1:.$D$10000]);0)" office:value-type="float" office:value="0" calcext:value-type="float">
            <text:p>0</text:p>
          </table:table-cell>
          <table:table-cell table:style-name="ce7" table:formula="of:=IF([.D107]&lt;&gt;&quot;&quot;;[.J$1]+(NOW()-[.J$1])*(1/[.D10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8]=0;[.F108]=0);&quot;&quot;;[.F108]/[.E108])">
            <text:p/>
          </table:table-cell>
          <table:table-cell table:style-name="ce6" table:formula="of:=IF([.A108]&lt;&gt;&quot;&quot;; COUNTIF([.$C$1:.$C$10000];CONCATENATE(&quot;=&quot;;[.A108]));0)" office:value-type="float" office:value="0" calcext:value-type="float">
            <text:p>0</text:p>
          </table:table-cell>
          <table:table-cell table:style-name="ce6" table:formula="of:=IF([.A108]&lt;&gt;&quot;&quot;;SUMIF([.$C$1:.$C$10000];CONCATENATE(&quot;=&quot;;[.A108]);[.$D$1:.$D$10000]);0)" office:value-type="float" office:value="0" calcext:value-type="float">
            <text:p>0</text:p>
          </table:table-cell>
          <table:table-cell table:style-name="ce7" table:formula="of:=IF([.D108]&lt;&gt;&quot;&quot;;[.J$1]+(NOW()-[.J$1])*(1/[.D10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09]=0;[.F109]=0);&quot;&quot;;[.F109]/[.E109])">
            <text:p/>
          </table:table-cell>
          <table:table-cell table:style-name="ce6" table:formula="of:=IF([.A109]&lt;&gt;&quot;&quot;; COUNTIF([.$C$1:.$C$10000];CONCATENATE(&quot;=&quot;;[.A109]));0)" office:value-type="float" office:value="0" calcext:value-type="float">
            <text:p>0</text:p>
          </table:table-cell>
          <table:table-cell table:style-name="ce6" table:formula="of:=IF([.A109]&lt;&gt;&quot;&quot;;SUMIF([.$C$1:.$C$10000];CONCATENATE(&quot;=&quot;;[.A109]);[.$D$1:.$D$10000]);0)" office:value-type="float" office:value="0" calcext:value-type="float">
            <text:p>0</text:p>
          </table:table-cell>
          <table:table-cell table:style-name="ce7" table:formula="of:=IF([.D109]&lt;&gt;&quot;&quot;;[.J$1]+(NOW()-[.J$1])*(1/[.D10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0]=0;[.F110]=0);&quot;&quot;;[.F110]/[.E110])">
            <text:p/>
          </table:table-cell>
          <table:table-cell table:style-name="ce6" table:formula="of:=IF([.A110]&lt;&gt;&quot;&quot;; COUNTIF([.$C$1:.$C$10000];CONCATENATE(&quot;=&quot;;[.A110]));0)" office:value-type="float" office:value="0" calcext:value-type="float">
            <text:p>0</text:p>
          </table:table-cell>
          <table:table-cell table:style-name="ce6" table:formula="of:=IF([.A110]&lt;&gt;&quot;&quot;;SUMIF([.$C$1:.$C$10000];CONCATENATE(&quot;=&quot;;[.A110]);[.$D$1:.$D$10000]);0)" office:value-type="float" office:value="0" calcext:value-type="float">
            <text:p>0</text:p>
          </table:table-cell>
          <table:table-cell table:style-name="ce7" table:formula="of:=IF([.D110]&lt;&gt;&quot;&quot;;[.J$1]+(NOW()-[.J$1])*(1/[.D11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1]=0;[.F111]=0);&quot;&quot;;[.F111]/[.E111])">
            <text:p/>
          </table:table-cell>
          <table:table-cell table:style-name="ce6" table:formula="of:=IF([.A111]&lt;&gt;&quot;&quot;; COUNTIF([.$C$1:.$C$10000];CONCATENATE(&quot;=&quot;;[.A111]));0)" office:value-type="float" office:value="0" calcext:value-type="float">
            <text:p>0</text:p>
          </table:table-cell>
          <table:table-cell table:style-name="ce6" table:formula="of:=IF([.A111]&lt;&gt;&quot;&quot;;SUMIF([.$C$1:.$C$10000];CONCATENATE(&quot;=&quot;;[.A111]);[.$D$1:.$D$10000]);0)" office:value-type="float" office:value="0" calcext:value-type="float">
            <text:p>0</text:p>
          </table:table-cell>
          <table:table-cell table:style-name="ce7" table:formula="of:=IF([.D111]&lt;&gt;&quot;&quot;;[.J$1]+(NOW()-[.J$1])*(1/[.D11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2]=0;[.F112]=0);&quot;&quot;;[.F112]/[.E112])">
            <text:p/>
          </table:table-cell>
          <table:table-cell table:style-name="ce6" table:formula="of:=IF([.A112]&lt;&gt;&quot;&quot;; COUNTIF([.$C$1:.$C$10000];CONCATENATE(&quot;=&quot;;[.A112]));0)" office:value-type="float" office:value="0" calcext:value-type="float">
            <text:p>0</text:p>
          </table:table-cell>
          <table:table-cell table:style-name="ce6" table:formula="of:=IF([.A112]&lt;&gt;&quot;&quot;;SUMIF([.$C$1:.$C$10000];CONCATENATE(&quot;=&quot;;[.A112]);[.$D$1:.$D$10000]);0)" office:value-type="float" office:value="0" calcext:value-type="float">
            <text:p>0</text:p>
          </table:table-cell>
          <table:table-cell table:style-name="ce7" table:formula="of:=IF([.D112]&lt;&gt;&quot;&quot;;[.J$1]+(NOW()-[.J$1])*(1/[.D11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3]=0;[.F113]=0);&quot;&quot;;[.F113]/[.E113])">
            <text:p/>
          </table:table-cell>
          <table:table-cell table:style-name="ce6" table:formula="of:=IF([.A113]&lt;&gt;&quot;&quot;; COUNTIF([.$C$1:.$C$10000];CONCATENATE(&quot;=&quot;;[.A113]));0)" office:value-type="float" office:value="0" calcext:value-type="float">
            <text:p>0</text:p>
          </table:table-cell>
          <table:table-cell table:style-name="ce6" table:formula="of:=IF([.A113]&lt;&gt;&quot;&quot;;SUMIF([.$C$1:.$C$10000];CONCATENATE(&quot;=&quot;;[.A113]);[.$D$1:.$D$10000]);0)" office:value-type="float" office:value="0" calcext:value-type="float">
            <text:p>0</text:p>
          </table:table-cell>
          <table:table-cell table:style-name="ce7" table:formula="of:=IF([.D113]&lt;&gt;&quot;&quot;;[.J$1]+(NOW()-[.J$1])*(1/[.D11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4]=0;[.F114]=0);&quot;&quot;;[.F114]/[.E114])">
            <text:p/>
          </table:table-cell>
          <table:table-cell table:style-name="ce6" table:formula="of:=IF([.A114]&lt;&gt;&quot;&quot;; COUNTIF([.$C$1:.$C$10000];CONCATENATE(&quot;=&quot;;[.A114]));0)" office:value-type="float" office:value="0" calcext:value-type="float">
            <text:p>0</text:p>
          </table:table-cell>
          <table:table-cell table:style-name="ce6" table:formula="of:=IF([.A114]&lt;&gt;&quot;&quot;;SUMIF([.$C$1:.$C$10000];CONCATENATE(&quot;=&quot;;[.A114]);[.$D$1:.$D$10000]);0)" office:value-type="float" office:value="0" calcext:value-type="float">
            <text:p>0</text:p>
          </table:table-cell>
          <table:table-cell table:style-name="ce7" table:formula="of:=IF([.D114]&lt;&gt;&quot;&quot;;[.J$1]+(NOW()-[.J$1])*(1/[.D11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5]=0;[.F115]=0);&quot;&quot;;[.F115]/[.E115])">
            <text:p/>
          </table:table-cell>
          <table:table-cell table:style-name="ce6" table:formula="of:=IF([.A115]&lt;&gt;&quot;&quot;; COUNTIF([.$C$1:.$C$10000];CONCATENATE(&quot;=&quot;;[.A115]));0)" office:value-type="float" office:value="0" calcext:value-type="float">
            <text:p>0</text:p>
          </table:table-cell>
          <table:table-cell table:style-name="ce6" table:formula="of:=IF([.A115]&lt;&gt;&quot;&quot;;SUMIF([.$C$1:.$C$10000];CONCATENATE(&quot;=&quot;;[.A115]);[.$D$1:.$D$10000]);0)" office:value-type="float" office:value="0" calcext:value-type="float">
            <text:p>0</text:p>
          </table:table-cell>
          <table:table-cell table:style-name="ce7" table:formula="of:=IF([.D115]&lt;&gt;&quot;&quot;;[.J$1]+(NOW()-[.J$1])*(1/[.D11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6]=0;[.F116]=0);&quot;&quot;;[.F116]/[.E116])">
            <text:p/>
          </table:table-cell>
          <table:table-cell table:style-name="ce6" table:formula="of:=IF([.A116]&lt;&gt;&quot;&quot;; COUNTIF([.$C$1:.$C$10000];CONCATENATE(&quot;=&quot;;[.A116]));0)" office:value-type="float" office:value="0" calcext:value-type="float">
            <text:p>0</text:p>
          </table:table-cell>
          <table:table-cell table:style-name="ce6" table:formula="of:=IF([.A116]&lt;&gt;&quot;&quot;;SUMIF([.$C$1:.$C$10000];CONCATENATE(&quot;=&quot;;[.A116]);[.$D$1:.$D$10000]);0)" office:value-type="float" office:value="0" calcext:value-type="float">
            <text:p>0</text:p>
          </table:table-cell>
          <table:table-cell table:style-name="ce7" table:formula="of:=IF([.D116]&lt;&gt;&quot;&quot;;[.J$1]+(NOW()-[.J$1])*(1/[.D11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7]=0;[.F117]=0);&quot;&quot;;[.F117]/[.E117])">
            <text:p/>
          </table:table-cell>
          <table:table-cell table:style-name="ce6" table:formula="of:=IF([.A117]&lt;&gt;&quot;&quot;; COUNTIF([.$C$1:.$C$10000];CONCATENATE(&quot;=&quot;;[.A117]));0)" office:value-type="float" office:value="0" calcext:value-type="float">
            <text:p>0</text:p>
          </table:table-cell>
          <table:table-cell table:style-name="ce6" table:formula="of:=IF([.A117]&lt;&gt;&quot;&quot;;SUMIF([.$C$1:.$C$10000];CONCATENATE(&quot;=&quot;;[.A117]);[.$D$1:.$D$10000]);0)" office:value-type="float" office:value="0" calcext:value-type="float">
            <text:p>0</text:p>
          </table:table-cell>
          <table:table-cell table:style-name="ce7" table:formula="of:=IF([.D117]&lt;&gt;&quot;&quot;;[.J$1]+(NOW()-[.J$1])*(1/[.D11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8]=0;[.F118]=0);&quot;&quot;;[.F118]/[.E118])">
            <text:p/>
          </table:table-cell>
          <table:table-cell table:style-name="ce6" table:formula="of:=IF([.A118]&lt;&gt;&quot;&quot;; COUNTIF([.$C$1:.$C$10000];CONCATENATE(&quot;=&quot;;[.A118]));0)" office:value-type="float" office:value="0" calcext:value-type="float">
            <text:p>0</text:p>
          </table:table-cell>
          <table:table-cell table:style-name="ce6" table:formula="of:=IF([.A118]&lt;&gt;&quot;&quot;;SUMIF([.$C$1:.$C$10000];CONCATENATE(&quot;=&quot;;[.A118]);[.$D$1:.$D$10000]);0)" office:value-type="float" office:value="0" calcext:value-type="float">
            <text:p>0</text:p>
          </table:table-cell>
          <table:table-cell table:style-name="ce7" table:formula="of:=IF([.D118]&lt;&gt;&quot;&quot;;[.J$1]+(NOW()-[.J$1])*(1/[.D118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19]=0;[.F119]=0);&quot;&quot;;[.F119]/[.E119])">
            <text:p/>
          </table:table-cell>
          <table:table-cell table:style-name="ce6" table:formula="of:=IF([.A119]&lt;&gt;&quot;&quot;; COUNTIF([.$C$1:.$C$10000];CONCATENATE(&quot;=&quot;;[.A119]));0)" office:value-type="float" office:value="0" calcext:value-type="float">
            <text:p>0</text:p>
          </table:table-cell>
          <table:table-cell table:style-name="ce6" table:formula="of:=IF([.A119]&lt;&gt;&quot;&quot;;SUMIF([.$C$1:.$C$10000];CONCATENATE(&quot;=&quot;;[.A119]);[.$D$1:.$D$10000]);0)" office:value-type="float" office:value="0" calcext:value-type="float">
            <text:p>0</text:p>
          </table:table-cell>
          <table:table-cell table:style-name="ce7" table:formula="of:=IF([.D119]&lt;&gt;&quot;&quot;;[.J$1]+(NOW()-[.J$1])*(1/[.D119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0]=0;[.F120]=0);&quot;&quot;;[.F120]/[.E120])">
            <text:p/>
          </table:table-cell>
          <table:table-cell table:style-name="ce6" table:formula="of:=IF([.A120]&lt;&gt;&quot;&quot;; COUNTIF([.$C$1:.$C$10000];CONCATENATE(&quot;=&quot;;[.A120]));0)" office:value-type="float" office:value="0" calcext:value-type="float">
            <text:p>0</text:p>
          </table:table-cell>
          <table:table-cell table:style-name="ce6" table:formula="of:=IF([.A120]&lt;&gt;&quot;&quot;;SUMIF([.$C$1:.$C$10000];CONCATENATE(&quot;=&quot;;[.A120]);[.$D$1:.$D$10000]);0)" office:value-type="float" office:value="0" calcext:value-type="float">
            <text:p>0</text:p>
          </table:table-cell>
          <table:table-cell table:style-name="ce7" table:formula="of:=IF([.D120]&lt;&gt;&quot;&quot;;[.J$1]+(NOW()-[.J$1])*(1/[.D120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1]=0;[.F121]=0);&quot;&quot;;[.F121]/[.E121])">
            <text:p/>
          </table:table-cell>
          <table:table-cell table:style-name="ce6" table:formula="of:=IF([.A121]&lt;&gt;&quot;&quot;; COUNTIF([.$C$1:.$C$10000];CONCATENATE(&quot;=&quot;;[.A121]));0)" office:value-type="float" office:value="0" calcext:value-type="float">
            <text:p>0</text:p>
          </table:table-cell>
          <table:table-cell table:style-name="ce6" table:formula="of:=IF([.A121]&lt;&gt;&quot;&quot;;SUMIF([.$C$1:.$C$10000];CONCATENATE(&quot;=&quot;;[.A121]);[.$D$1:.$D$10000]);0)" office:value-type="float" office:value="0" calcext:value-type="float">
            <text:p>0</text:p>
          </table:table-cell>
          <table:table-cell table:style-name="ce7" table:formula="of:=IF([.D121]&lt;&gt;&quot;&quot;;[.J$1]+(NOW()-[.J$1])*(1/[.D121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2]=0;[.F122]=0);&quot;&quot;;[.F122]/[.E122])">
            <text:p/>
          </table:table-cell>
          <table:table-cell table:style-name="ce6" table:formula="of:=IF([.A122]&lt;&gt;&quot;&quot;; COUNTIF([.$C$1:.$C$10000];CONCATENATE(&quot;=&quot;;[.A122]));0)" office:value-type="float" office:value="0" calcext:value-type="float">
            <text:p>0</text:p>
          </table:table-cell>
          <table:table-cell table:style-name="ce6" table:formula="of:=IF([.A122]&lt;&gt;&quot;&quot;;SUMIF([.$C$1:.$C$10000];CONCATENATE(&quot;=&quot;;[.A122]);[.$D$1:.$D$10000]);0)" office:value-type="float" office:value="0" calcext:value-type="float">
            <text:p>0</text:p>
          </table:table-cell>
          <table:table-cell table:style-name="ce7" table:formula="of:=IF([.D122]&lt;&gt;&quot;&quot;;[.J$1]+(NOW()-[.J$1])*(1/[.D122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3]=0;[.F123]=0);&quot;&quot;;[.F123]/[.E123])">
            <text:p/>
          </table:table-cell>
          <table:table-cell table:style-name="ce6" table:formula="of:=IF([.A123]&lt;&gt;&quot;&quot;; COUNTIF([.$C$1:.$C$10000];CONCATENATE(&quot;=&quot;;[.A123]));0)" office:value-type="float" office:value="0" calcext:value-type="float">
            <text:p>0</text:p>
          </table:table-cell>
          <table:table-cell table:style-name="ce6" table:formula="of:=IF([.A123]&lt;&gt;&quot;&quot;;SUMIF([.$C$1:.$C$10000];CONCATENATE(&quot;=&quot;;[.A123]);[.$D$1:.$D$10000]);0)" office:value-type="float" office:value="0" calcext:value-type="float">
            <text:p>0</text:p>
          </table:table-cell>
          <table:table-cell table:style-name="ce7" table:formula="of:=IF([.D123]&lt;&gt;&quot;&quot;;[.J$1]+(NOW()-[.J$1])*(1/[.D123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4]=0;[.F124]=0);&quot;&quot;;[.F124]/[.E124])">
            <text:p/>
          </table:table-cell>
          <table:table-cell table:style-name="ce6" table:formula="of:=IF([.A124]&lt;&gt;&quot;&quot;; COUNTIF([.$C$1:.$C$10000];CONCATENATE(&quot;=&quot;;[.A124]));0)" office:value-type="float" office:value="0" calcext:value-type="float">
            <text:p>0</text:p>
          </table:table-cell>
          <table:table-cell table:style-name="ce6" table:formula="of:=IF([.A124]&lt;&gt;&quot;&quot;;SUMIF([.$C$1:.$C$10000];CONCATENATE(&quot;=&quot;;[.A124]);[.$D$1:.$D$10000]);0)" office:value-type="float" office:value="0" calcext:value-type="float">
            <text:p>0</text:p>
          </table:table-cell>
          <table:table-cell table:style-name="ce7" table:formula="of:=IF([.D124]&lt;&gt;&quot;&quot;;[.J$1]+(NOW()-[.J$1])*(1/[.D124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5]=0;[.F125]=0);&quot;&quot;;[.F125]/[.E125])">
            <text:p/>
          </table:table-cell>
          <table:table-cell table:style-name="ce6" table:formula="of:=IF([.A125]&lt;&gt;&quot;&quot;; COUNTIF([.$C$1:.$C$10000];CONCATENATE(&quot;=&quot;;[.A125]));0)" office:value-type="float" office:value="0" calcext:value-type="float">
            <text:p>0</text:p>
          </table:table-cell>
          <table:table-cell table:style-name="ce6" table:formula="of:=IF([.A125]&lt;&gt;&quot;&quot;;SUMIF([.$C$1:.$C$10000];CONCATENATE(&quot;=&quot;;[.A125]);[.$D$1:.$D$10000]);0)" office:value-type="float" office:value="0" calcext:value-type="float">
            <text:p>0</text:p>
          </table:table-cell>
          <table:table-cell table:style-name="ce7" table:formula="of:=IF([.D125]&lt;&gt;&quot;&quot;;[.J$1]+(NOW()-[.J$1])*(1/[.D125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6]=0;[.F126]=0);&quot;&quot;;[.F126]/[.E126])">
            <text:p/>
          </table:table-cell>
          <table:table-cell table:style-name="ce6" table:formula="of:=IF([.A126]&lt;&gt;&quot;&quot;; COUNTIF([.$C$1:.$C$10000];CONCATENATE(&quot;=&quot;;[.A126]));0)" office:value-type="float" office:value="0" calcext:value-type="float">
            <text:p>0</text:p>
          </table:table-cell>
          <table:table-cell table:style-name="ce6" table:formula="of:=IF([.A126]&lt;&gt;&quot;&quot;;SUMIF([.$C$1:.$C$10000];CONCATENATE(&quot;=&quot;;[.A126]);[.$D$1:.$D$10000]);0)" office:value-type="float" office:value="0" calcext:value-type="float">
            <text:p>0</text:p>
          </table:table-cell>
          <table:table-cell table:style-name="ce7" table:formula="of:=IF([.D126]&lt;&gt;&quot;&quot;;[.J$1]+(NOW()-[.J$1])*(1/[.D126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7]=0;[.F127]=0);&quot;&quot;;[.F127]/[.E127])">
            <text:p/>
          </table:table-cell>
          <table:table-cell table:style-name="ce6" table:formula="of:=IF([.A127]&lt;&gt;&quot;&quot;; COUNTIF([.$C$1:.$C$10000];CONCATENATE(&quot;=&quot;;[.A127]));0)" office:value-type="float" office:value="0" calcext:value-type="float">
            <text:p>0</text:p>
          </table:table-cell>
          <table:table-cell table:style-name="ce6" table:formula="of:=IF([.A127]&lt;&gt;&quot;&quot;;SUMIF([.$C$1:.$C$10000];CONCATENATE(&quot;=&quot;;[.A127]);[.$D$1:.$D$10000]);0)" office:value-type="float" office:value="0" calcext:value-type="float">
            <text:p>0</text:p>
          </table:table-cell>
          <table:table-cell table:style-name="ce7" table:formula="of:=IF([.D127]&lt;&gt;&quot;&quot;;[.J$1]+(NOW()-[.J$1])*(1/[.D127]);&quot;&quot;)">
            <text:p/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IF(OR([.E128]=0;[.F128]=0);&quot;&quot;;[.F128]/[.E128])">
            <text:p/>
          </table:table-cell>
          <table:table-cell table:style-name="ce6" table:formula="of:=IF([.A128]&lt;&gt;&quot;&quot;; COUNTIF([.$C$1:.$C$10000];CONCATENATE(&quot;=&quot;;[.A128]));0)" office:value-type="float" office:value="0" calcext:value-type="float">
            <text:p>0</text:p>
          </table:table-cell>
          <table:table-cell table:style-name="ce6" table:formula="of:=IF([.A128]&lt;&gt;&quot;&quot;;SUMIF([.$C$1:.$C$10000];CONCATENATE(&quot;=&quot;;[.A128]);[.$D$1:.$D$10000]);0)" office:value-type="float" office:value="0" calcext:value-type="float">
            <text:p>0</text:p>
          </table:table-cell>
          <table:table-cell table:style-name="ce7" table:formula="of:=IF([.D128]&lt;&gt;&quot;&quot;;[.J$1]+(NOW()-[.J$1])*(1/[.D128]);&quot;&quot;)">
            <text:p/>
          </table:table-cell>
          <table:table-cell table:style-name="ce7"/>
          <table:table-cell table:number-columns-repeated="4"/>
        </table:table-row>
        <table:table-row table:style-name="ro1" table:number-rows-repeated="155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104829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汇总" table:style-name="ta1" table:print="false">
        <office:forms form:automatic-focus="false" form:apply-design-mode="false"/>
        <table:table-column table:style-name="co22" table:default-cell-style-name="Default"/>
        <table:table-column table:style-name="co25" table:default-cell-style-name="Default"/>
        <table:table-column table:style-name="co22" table:number-columns-repeated="6" table:default-cell-style-name="Default"/>
        <table:table-row table:style-name="ro7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当前进度</text:p>
          </table:table-cell>
          <table:table-cell table:style-name="ce8" table:formula="of:=[明细.D2]" office:value-type="percentage" office:value="0.611111111111111" calcext:value-type="percentage">
            <text:p>61.1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开始时间</text:p>
          </table:table-cell>
          <table:table-cell table:style-name="ce9" office:value-type="date" office:date-value="2017-04-26" calcext:value-type="date">
            <text:p>2017／4／26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预计结束时间</text:p>
          </table:table-cell>
          <table:table-cell table:style-name="ce9" table:formula="of:=NOW()+(NOW()-[.B4])*(1/[明细.D2]-1)" office:value-type="date" office:date-value="2017-05-27T20:32:00.798871" calcext:value-type="date">
            <text:p>2017／5／27</text:p>
          </table:table-cell>
          <table:table-cell/>
          <table:table-cell table:style-name="ce10" table:formula="of:=[明细.D2]-1" office:value-type="percentage" office:value="-0.388888888888889" calcext:value-type="percentage">
            <text:p>-38.89%</text:p>
          </table:table-cell>
          <table:table-cell table:style-name="ce14" table:formula="of:=NOW()-[.B4]" office:value-type="float" office:value="19.4672896015036" calcext:value-type="float">
            <text:p>19.4672896015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3"/>
          <table:table-cell table:number-columns-repeated="4"/>
        </table:table-row>
      </table:table>
      <table:table table:name="ErrorList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Solution</text:p>
          </table:table-cell>
        </table:table-row>
        <table:table-row table:style-name="ro5">
          <table:table-cell table:style-name="ce11" office:value-type="date" office:date-value="2016-03-31T15:58:00" calcext:value-type="date">
            <text:p>03/31/16 03:58 PM</text:p>
          </table:table-cell>
          <table:table-cell office:value-type="string" calcext:value-type="string">
            <text:p>Problem accessing /svc/product/preselect_page. Reason:</text:p>
          </table:table-cell>
          <table:table-cell office:value-type="string" calcext:value-type="string">
            <text:p>返回的内容需要带有/,应该写成<text:span text:style-name="T1">return </text:span><text:span text:style-name="T2">"/preselect_page"</text:span><text:span text:style-name="T3">;</text:span></text:p>
          </table:table-cell>
        </table:table-row>
        <table:table-row table:style-name="ro5">
          <table:table-cell/>
          <table:table-cell office:value-type="string" calcext:value-type="string">
            <text:p>Problem accessing /preselect_page. Reason:</text:p>
          </table:table-cell>
          <table:table-cell office:value-type="string" calcext:value-type="string">
            <text:p><text:span text:style-name="T4">返回的内容需要带有.jsp,应该写成</text:span><text:span text:style-name="T1">return </text:span><text:span text:style-name="T2">"/preselect_page.jsp"</text:span><text:span text:style-name="T3">;</text:span></text:p>
          </table:table-cell>
        </table:table-row>
        <table:table-row table:style-name="ro6">
          <table:table-cell/>
          <table:table-cell office:value-type="string" calcext:value-type="string">
            <text:p>调试启动报错：This application has no explicit mapping for /error, so you are seeing this as a fallback.</text:p>
            <text:p>此时应该是配置文件没有生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不见Loger输出的内容</text:p>
          </table:table-cell>
          <table:table-cell/>
        </table:table-row>
      </table:table>
      <table:table table:name="Case" table:style-name="ta1">
        <office:forms form:automatic-focus="false" form:apply-design-mode="false"/>
        <table:table-column table:style-name="co15" table:default-cell-style-name="Default"/>
        <table:table-column table:style-name="co11" table:number-columns-repeated="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查看当前应该做什么。目的是提高工作效率，自己每时每刻都知道自己应该做什么</text:p>
          </table:table-cell>
          <table:table-cell table:number-columns-repeated="5"/>
          <table:table-cell table:style-name="ce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查看自己关注的东西都进展到什么状态了，都遇到了什么问题</text:p>
          </table:table-cell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计算自己关注的东西大概多久能完成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12"/>
          <table:table-cell table:number-columns-repeated="3"/>
        </table:table-row>
      </table:table>
      <table:table table:name="部署环境" table:style-name="ta1">
        <office:forms form:automatic-focus="false" form:apply-design-mode="false"/>
        <table:table-column table:style-name="co17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知道自己的时间将如何安排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知道自己的安排是否合理</text:p>
          </table:table-cell>
          <table:table-cell table:number-columns-repeated="8"/>
        </table:table-row>
      </table:table>
      <table:table table:name="ErrorCode" table:style-name="ta1">
        <office:forms form:automatic-focus="false" form:apply-design-mode="false"/>
        <table:table-column table:style-name="co1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kown Error</text:p>
          </table:table-cell>
        </table:table-row>
      </table:table>
      <table:named-expressions/>
      <table:database-ranges>
        <table:database-range table:name="__Anonymous_Sheet_DB__0" table:target-range-address="明细.A1:明细.F1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／</number:text>
      <number:month/>
      <number:text>／</number:text>
      <number:day/>
    </number:date-style>
    <number:date-style style:name="N123">
      <number:year/>
      <number:text>年</number:text>
      <number:month/>
      <number:text>月</number:text>
      <number:day/>
      <number:text>日</number:text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未命名1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2:49:45.450758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1:56:17</meta:creation-date>
    <dc:date>2017-05-15T11:12:53.704296000</dc:date>
    <meta:editing-duration>P77DT11H27M38S</meta:editing-duration>
    <meta:editing-cycles>349</meta:editing-cycles>
    <meta:generator>LibreOffice/5.1.2.2$MacOSX_X86_64 LibreOffice_project/d3bf12ecb743fc0d20e0be0c58ca359301eb705f</meta:generator>
    <meta:document-statistic meta:table-count="6" meta:cell-count="612" meta:object-count="0"/>
    <meta:user-defined meta:name=""/>
  </office:meta>
</office:document-meta>
</file>